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B0000027483AE026D.png"/>
  <manifest:file-entry manifest:media-type="image/png" manifest:full-path="Pictures/10000000000003550000023130ACE3D8.png"/>
  <manifest:file-entry manifest:media-type="image/png" manifest:full-path="Pictures/100000000000021E0000016513528F83.png"/>
  <manifest:file-entry manifest:media-type="image/png" manifest:full-path="Pictures/100000000000021D00000168FFC60263.png"/>
  <manifest:file-entry manifest:media-type="image/png" manifest:full-path="Pictures/100000000000021D00000167E10CD9C1.png"/>
  <manifest:file-entry manifest:media-type="image/png" manifest:full-path="Pictures/100000000000021C000001674AEFCD19.png"/>
  <manifest:file-entry manifest:media-type="image/png" manifest:full-path="Pictures/10000000000001030000008F913E9372.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3490000022854AE742B.png"/>
  <manifest:file-entry manifest:media-type="image/png" manifest:full-path="Pictures/100000000000037600000238151E375F.png"/>
  <manifest:file-entry manifest:media-type="image/png" manifest:full-path="Pictures/100000000000035F000002324091F9A4.png"/>
  <manifest:file-entry manifest:media-type="image/png" manifest:full-path="Pictures/100000000000021B0000016779A55592.png"/>
  <manifest:file-entry manifest:media-type="image/png" manifest:full-path="Pictures/10000000000002D6000000CB8BF52F63.png"/>
  <manifest:file-entry manifest:media-type="image/png" manifest:full-path="Pictures/100000000000021A000000C2541D5816.png"/>
  <manifest:file-entry manifest:media-type="image/png" manifest:full-path="Pictures/10000000000001AD000000DF60E625BB.png"/>
  <manifest:file-entry manifest:media-type="image/png" manifest:full-path="Pictures/100000000000021E00000124D96DE49A.png"/>
  <manifest:file-entry manifest:media-type="image/png" manifest:full-path="Pictures/100000000000021C000001665BC0C2BA.png"/>
  <manifest:file-entry manifest:media-type="image/png" manifest:full-path="Pictures/10000000000002BC000001D9D8E94C21.png"/>
  <manifest:file-entry manifest:media-type="image/png" manifest:full-path="Pictures/100000000000035D000000CF137A0929.png"/>
  <manifest:file-entry manifest:media-type="image/png" manifest:full-path="Pictures/10000000000003580000024085E6AAF8.png"/>
  <manifest:file-entry manifest:media-type="image/png" manifest:full-path="Pictures/100000000000021A000001670A7518F9.png"/>
  <manifest:file-entry manifest:media-type="image/png" manifest:full-path="Pictures/100000000000020F000000A4011F61AD.png"/>
  <manifest:file-entry manifest:media-type="image/png" manifest:full-path="Pictures/100000000000011A000000E585D845AB.png"/>
  <manifest:file-entry manifest:media-type="image/png" manifest:full-path="Pictures/10000000000002210000016D205E2ECC.png"/>
  <manifest:file-entry manifest:media-type="image/png" manifest:full-path="Pictures/100000000000021D00000167C4B03B3D.png"/>
  <manifest:file-entry manifest:media-type="image/png" manifest:full-path="Pictures/1000000000000377000002A5666D1496.png"/>
  <manifest:file-entry manifest:media-type="image/png" manifest:full-path="Pictures/100000000000021F000001164C95041C.png"/>
  <manifest:file-entry manifest:media-type="image/png" manifest:full-path="Pictures/100000000000021E00000101563F4664.png"/>
  <manifest:file-entry manifest:media-type="image/png" manifest:full-path="Pictures/1000000000000352000001F0FA08CA6E.png"/>
  <manifest:file-entry manifest:media-type="image/png" manifest:full-path="Pictures/100000000000035F000001FB20788CD0.png"/>
  <manifest:file-entry manifest:media-type="image/png" manifest:full-path="Pictures/100000000000021C00000132E0CCDD57.png"/>
  <manifest:file-entry manifest:media-type="image/png" manifest:full-path="Pictures/1000000000000342000001AB91E4EEAD.png"/>
  <manifest:file-entry manifest:media-type="image/png" manifest:full-path="Pictures/100000000000021C00000165F527B436.png"/>
  <manifest:file-entry manifest:media-type="image/png" manifest:full-path="Pictures/10000000000002230000014148669FCA.png"/>
  <manifest:file-entry manifest:media-type="image/png" manifest:full-path="Pictures/100000000000021A00000163C61BBEEB.png"/>
  <manifest:file-entry manifest:media-type="image/png" manifest:full-path="Pictures/100000000000012F0000019A16658B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DejaVu Serif4"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79in" fo:margin-left="0in" fo:margin-right="-0.0049in" table:align="margins"/>
    </style:style>
    <style:style style:name="Table3.A" style:family="table-column">
      <style:table-column-properties style:column-width="1.4063in" style:rel-column-width="13759*"/>
    </style:style>
    <style:style style:name="Table3.B" style:family="table-column">
      <style:table-column-properties style:column-width="5.2917in" style:rel-column-width="51776*"/>
    </style:style>
    <style:style style:name="Table3.A1" style:family="table-cell">
      <style:table-cell-properties style:vertical-align="middle" fo:padding="0.0382in" fo:border-left="none" fo:border-right="none" fo:border-top="0.0139in solid #0e85cd" fo:border-bottom="0.0139in solid #0e85cd"/>
    </style:style>
    <style:style style:name="Table3.B1" style:family="table-cell">
      <style:table-cell-properties fo:padding="0.0382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TextBody" style:master-page-name="">
      <style:paragraph-properties style:page-number="auto" fo:keep-with-next="always"/>
    </style:style>
    <style:style style:name="P2" style:family="paragraph" style:parent-style-name="OOoList_20_1_20_Cont." style:list-style-name="OOoBullets_20_1"/>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ooter">
      <style:paragraph-properties>
        <style:tab-stops>
          <style:tab-stop style:position="5.0898in" style:type="center"/>
          <style:tab-stop style:position="10.1181in" style:type="right"/>
        </style:tab-stops>
      </style:paragraph-properties>
    </style:style>
    <style:style style:name="P6" style:family="paragraph" style:parent-style-name="OOoTextBody" style:master-page-name="">
      <style:paragraph-properties style:page-number="auto" fo:keep-with-next="auto"/>
    </style:style>
    <style:style style:name="P7" style:family="paragraph" style:parent-style-name="OOoTextBody_5f_ListIntro" style:master-page-name="">
      <style:paragraph-properties style:page-number="auto" fo:keep-with-next="auto"/>
    </style:style>
    <style:style style:name="P8" style:family="paragraph" style:parent-style-name="OOoTextBody" style:master-page-name="">
      <style:paragraph-properties style:page-number="auto" fo:keep-with-next="always"/>
    </style:style>
    <style:style style:name="P9" style:family="paragraph" style:parent-style-name="OOoDefinition" style:master-page-name="">
      <style:paragraph-properties style:page-number="auto"/>
    </style:style>
    <style:style style:name="P10" style:family="paragraph" style:parent-style-name="OOoTextBody" style:master-page-name="">
      <style:paragraph-propertie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Figure" style:master-page-name="">
      <style:paragraph-properties style:page-number="auto"/>
    </style:style>
    <style:style style:name="P13" style:family="paragraph" style:parent-style-name="OOoDefinitionTerm">
      <style:paragraph-properties fo:margin-top="0.0429in" fo:margin-bottom="0in"/>
    </style:style>
    <style:style style:name="P14" style:family="paragraph" style:parent-style-name="OOoSubtitle">
      <style:text-properties fo:font-size="18pt" fo:letter-spacing="normal" style:font-size-asian="18pt" style:font-size-complex="18pt"/>
    </style:style>
    <style:style style:name="P15" style:family="paragraph" style:parent-style-name="OOoDefinitionTerm">
      <style:paragraph-properties loext:contextual-spacing="false"/>
    </style:style>
    <style:style style:name="P16" style:family="paragraph" style:parent-style-name="OOoDefinition">
      <style:paragraph-properties fo:margin-top="0in" fo:margin-bottom="0.0429in"/>
    </style:style>
    <style:style style:name="P17" style:family="paragraph" style:parent-style-name="OOoTableHeader">
      <style:text-properties fo:font-weight="bold"/>
    </style:style>
    <style:style style:name="P18" style:family="paragraph" style:parent-style-name="OOoTextBody">
      <style:paragraph-properties fo:text-align="center" style:justify-single-word="false"/>
    </style:style>
    <style:style style:name="P19" style:family="paragraph" style:parent-style-name="OOoTextBody">
      <style:paragraph-properties fo:text-align="start" style:justify-single-word="false"/>
    </style:style>
    <style:style style:name="P20" style:family="paragraph" style:parent-style-name="OOoFigure" style:master-page-name="">
      <style:paragraph-properties fo:margin-top="0.0429in" fo:margin-bottom="0.0827in" style:page-number="auto"/>
    </style:style>
    <style:style style:name="P21" style:family="paragraph" style:parent-style-name="OOoFigure">
      <style:paragraph-properties fo:margin-top="0.0429in" fo:margin-bottom="0.0827in"/>
    </style:style>
    <style:style style:name="P22" style:family="paragraph" style:parent-style-name="OOoFigureCaption">
      <style:paragraph-properties fo:text-align="center" style:justify-single-word="false"/>
    </style:style>
    <style:style style:name="P23" style:family="paragraph" style:parent-style-name="OOoFigure" style:master-page-name="">
      <style:paragraph-properties fo:margin-top="0in" fo:margin-bottom="0.0827in" style:page-number="auto"/>
    </style:style>
    <style:style style:name="P24" style:family="paragraph" style:parent-style-name="OOoFigure" style:master-page-name="">
      <style:paragraph-properties fo:margin-top="0.0827in" fo:margin-bottom="0.1575in" style:page-number="auto"/>
    </style:style>
    <style:style style:name="P25" style:family="paragraph" style:parent-style-name="OOoTableText">
      <style:paragraph-properties fo:margin-left="0.0984in" fo:margin-right="0in" fo:text-indent="0in" style:auto-text-indent="false"/>
    </style:style>
    <style:style style:name="P26" style:family="paragraph" style:parent-style-name="OOoFigure">
      <style:paragraph-properties fo:margin-top="0.0827in" fo:margin-bottom="0.1965in"/>
    </style:style>
    <style:style style:name="P27" style:family="paragraph" style:parent-style-name="OOoContents_20_3">
      <style:paragraph-properties>
        <style:tab-stops>
          <style:tab-stop style:position="6.2992in" style:type="right" style:leader-style="dotted" style:leader-text="."/>
        </style:tab-stops>
      </style:paragraph-properties>
    </style:style>
    <style:style style:name="P28" style:family="paragraph" style:parent-style-name="OOoContents_20_1">
      <style:paragraph-properties>
        <style:tab-stops>
          <style:tab-stop style:position="6.6929in" style:type="right" style:leader-style="dotted" style:leader-text="."/>
        </style:tab-stops>
      </style:paragraph-properties>
    </style:style>
    <style:style style:name="P29" style:family="paragraph" style:parent-style-name="OOoContents_20_2">
      <style:paragraph-properties>
        <style:tab-stops>
          <style:tab-stop style:position="6.4965in" style:type="right" style:leader-style="dotted" style:leader-text="."/>
        </style:tab-stops>
      </style:paragraph-properties>
    </style:style>
    <style:style style:name="P30" style:family="paragraph" style:parent-style-name="OOoNum_20_123_20_Start" style:master-page-name="">
      <style:paragraph-properties style:page-number="auto" fo:keep-with-next="always"/>
    </style:style>
    <style:style style:name="P31" style:family="paragraph" style:parent-style-name="OOoTextBody" style:master-page-name="">
      <style:paragraph-properties style:page-number="auto" fo:keep-with-next="always"/>
    </style:style>
    <style:style style:name="P32" style:family="paragraph" style:parent-style-name="OOoHeading_20_1" style:master-page-name="OOoPageStyle">
      <style:paragraph-properties style:page-number="auto" fo:break-before="auto" fo:break-after="auto"/>
    </style:style>
    <style:style style:name="P33" style:family="paragraph" style:parent-style-name="OOoList_20_1_20_Start" style:master-page-name="">
      <style:paragraph-properties style:page-number="auto" fo:keep-with-next="always"/>
    </style:style>
    <style:style style:name="P34" style:family="paragraph" style:parent-style-name="OOoNewChapter" style:master-page-name="OOoTitlePage">
      <style:paragraph-properties style:page-number="auto"/>
    </style:style>
    <style:style style:name="P35" style:family="paragraph" style:parent-style-name="OOoToCHead" style:master-page-name="OOoFrontMatter">
      <style:paragraph-properties style:page-number="auto"/>
    </style:style>
    <style:style style:name="P36" style:family="paragraph" style:parent-style-name="OOoList_20_1_20_Cont." style:list-style-name="OOoBullets_20_1"/>
    <style:style style:name="P37" style:family="paragraph" style:parent-style-name="OOoHeading_20_2" style:master-page-name="">
      <style:paragraph-properties style:page-number="auto" fo:keep-with-next="always"/>
    </style:style>
    <style:style style:name="P38" style:family="paragraph" style:parent-style-name="OOoHeading_20_2" style:master-page-name="">
      <style:paragraph-properties style:page-number="auto" fo:keep-with-next="auto"/>
    </style:style>
    <style:style style:name="P39" style:family="paragraph" style:parent-style-name="OOoHeading_20_2">
      <style:paragraph-properties fo:margin-top="0.1535in" fo:margin-bottom="0.0429in"/>
    </style:style>
    <style:style style:name="P4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style style:name="T3" style:family="text">
      <style:text-properties fo:font-style="italic" fo:font-weight="normal" style:font-style-asian="italic" style:font-weight-asian="normal" style:font-style-complex="italic" style:font-weight-complex="normal"/>
    </style:style>
    <style:style style:name="T4" style:family="text">
      <style:text-properties fo:language="en" fo:country="US"/>
    </style:style>
    <style:style style:name="T5" style:family="text">
      <style:text-properties style:font-name="Bitstream Vera Serif" fo:language="en" fo:country="US"/>
    </style:style>
    <style:style style:name="T6" style:family="text">
      <style:text-properties fo:language="es" fo:country="ES"/>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style:font-weight-asian="normal" style:font-weight-complex="normal"/>
    </style:style>
    <style:style style:name="T12" style:family="text">
      <style:text-properties fo:font-weight="normal" style:font-weight-asian="normal" style:font-weight-complex="normal"/>
    </style:style>
    <style:style style:name="T13" style:family="text">
      <style:text-properties style:font-name="Times New Roman"/>
    </style:style>
    <style:style style:name="T14" style:family="text">
      <style:text-properties style:font-name="DejaVu Serif4"/>
    </style:style>
    <style:style style:name="T15" style:family="text">
      <style:text-properties style:font-name="DejaVu Serif"/>
    </style:style>
    <style:style style:name="T16" style:family="text">
      <style:text-properties style:font-weight-asian="bold" style:font-weight-complex="bold"/>
    </style:style>
    <style:style style:name="T17" style:family="text">
      <style:text-properties fo:language="zxx" fo:country="none" style:language-asian="zxx" style:country-asian="none" style:language-complex="zxx" style:country-complex="none"/>
    </style:style>
    <style:style style:name="T1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44149528" text:id="ct444149528">
          <text:insertion>
            <office:change-info>
              <dc:creator>f c</dc:creator>
              <dc:date>2023-06-14T15:07:00</dc:date>
            </office:change-info>
          </text:insertion>
        </text:changed-region>
        <text:changed-region xml:id="ct444147136" text:id="ct444147136">
          <text:deletion>
            <office:change-info>
              <dc:creator>f c</dc:creator>
              <dc:date>2023-06-14T15:07:00</dc:date>
            </office:change-info>
            <text:p text:style-name="OOoTextBody">--OpenOffice</text:p>
          </text:deletion>
        </text:changed-region>
        <text:changed-region xml:id="ct444150568" text:id="ct444150568">
          <text:insertion>
            <office:change-info>
              <dc:creator>f c</dc:creator>
              <dc:date>2023-06-14T15:09:00</dc:date>
            </office:change-info>
          </text:insertion>
        </text:changed-region>
        <text:changed-region xml:id="ct444152544" text:id="ct444152544">
          <text:deletion>
            <office:change-info>
              <dc:creator>f c</dc:creator>
              <dc:date>2023-06-14T15:09:00</dc:date>
            </office:change-info>
            <text:p text:style-name="OOoTextBody"><text:s/>- General</text:p>
          </text:deletion>
        </text:changed-region>
        <text:changed-region xml:id="ct444150464" text:id="ct444150464">
          <text:insertion>
            <office:change-info>
              <dc:creator>f c</dc:creator>
              <dc:date>2023-06-14T15:11:00</dc:date>
            </office:change-info>
          </text:insertion>
        </text:changed-region>
        <text:changed-region xml:id="ct444152336" text:id="ct444152336">
          <text:insertion>
            <office:change-info>
              <dc:creator>f c</dc:creator>
              <dc:date>2023-06-14T15:11:00</dc:date>
            </office:change-info>
          </text:insertion>
        </text:changed-region>
        <text:changed-region xml:id="ct444150880" text:id="ct444150880">
          <text:insertion>
            <office:change-info>
              <dc:creator>f c</dc:creator>
              <dc:date>2023-06-14T15:12:00</dc:date>
            </office:change-info>
          </text:insertion>
        </text:changed-region>
        <text:changed-region xml:id="ct444151712" text:id="ct444151712">
          <text:insertion>
            <office:change-info>
              <dc:creator>f c</dc:creator>
              <dc:date>2023-06-14T15:13:00</dc:date>
            </office:change-info>
          </text:insertion>
        </text:changed-region>
        <text:changed-region xml:id="ct444151608" text:id="ct444151608">
          <text:deletion>
            <office:change-info>
              <dc:creator>f c</dc:creator>
              <dc:date>2023-06-14T15:13:00</dc:date>
            </office:change-info>
            <text:p text:style-name="OOoDefinitionTerm"><text:alphabetical-index-mark-start text:id="IMark76737096"/><text:alphabetical-index-mark-start text:id="IMark76737912"/><text:alphabetical-index-mark-start text:id="IMark76735272"/><text:alphabetical-index-mark-start text:id="IMark76735032"/><text:alphabetical-index-mark-start text:id="IMark76738392"/><text:alphabetical-index-mark-start text:id="IMark76736952"/>—<text:alphabetical-index-mark-end text:id="IMark76736952"/><text:alphabetical-index-mark-end text:id="IMark76738392"/><text:alphabetical-index-mark-end text:id="IMark76735032"/><text:alphabetical-index-mark-end text:id="IMark76735272"/><text:alphabetical-index-mark-end text:id="IMark76737912"/><text:alphabetical-index-mark-end text:id="IMark76737096"/></text:p>
          </text:deletion>
        </text:changed-region>
        <text:changed-region xml:id="ct444171888" text:id="ct444171888">
          <text:insertion>
            <office:change-info>
              <dc:creator>f c</dc:creator>
              <dc:date>2023-06-14T15:17:00</dc:date>
            </office:change-info>
          </text:insertion>
        </text:changed-region>
        <text:changed-region xml:id="ct444171680" text:id="ct444171680">
          <text:deletion>
            <office:change-info>
              <dc:creator>f c</dc:creator>
              <dc:date>2023-06-14T15:16:00</dc:date>
            </office:change-info>
            <text:p text:style-name="OOoTextBody"><text:s/>–</text:p>
          </text:deletion>
        </text:changed-region>
        <text:changed-region xml:id="ct152288488" text:id="ct152288488">
          <text:deletion>
            <office:change-info>
              <dc:creator>f c</dc:creator>
              <dc:date>2023-06-14T15:19:00</dc:date>
            </office:change-info>
            <text:p text:style-name="OOoDefinitionTerm">Show <text:alphabetical-index-mark-start text:id="IMark76737096"/>i<text:alphabetical-index-mark-end text:id="IMark76737096"/></text:p>
          </text:deletion>
        </text:changed-region>
        <text:changed-region xml:id="ct152288904" text:id="ct152288904">
          <text:insertion>
            <office:change-info>
              <dc:creator>f c</dc:creator>
              <dc:date>2023-06-14T15:19:00</dc:date>
            </office:change-info>
          </text:insertion>
        </text:changed-region>
        <text:changed-region xml:id="ct152292232" text:id="ct152292232">
          <text:insertion>
            <office:change-info>
              <dc:creator>f c</dc:creator>
              <dc:date>2023-06-14T15:28:00</dc:date>
            </office:change-info>
          </text:insertion>
        </text:changed-region>
        <text:changed-region xml:id="ct152288800" text:id="ct152288800">
          <text:deletion>
            <office:change-info>
              <dc:creator>f c</dc:creator>
              <dc:date>2023-06-14T15:28:00</dc:date>
            </office:change-info>
            <text:p text:style-name="OOoTextBody_5f_ListIntro"><text:s/>- </text:p>
          </text:deletion>
        </text:changed-region>
        <text:changed-region xml:id="ct152290464" text:id="ct152290464">
          <text:insertion>
            <office:change-info>
              <dc:creator>f c</dc:creator>
              <dc:date>2023-06-14T15:34:00</dc:date>
            </office:change-info>
          </text:insertion>
        </text:changed-region>
        <text:changed-region xml:id="ct152287864" text:id="ct152287864">
          <text:deletion>
            <office:change-info>
              <dc:creator>f c</dc:creator>
              <dc:date>2023-06-14T15:34:00</dc:date>
            </office:change-info>
            <text:p text:style-name="OOoTextBody"><text:s/>– </text:p>
          </text:deletion>
        </text:changed-region>
        <text:changed-region xml:id="ct152292128" text:id="ct152292128">
          <text:insertion>
            <office:change-info>
              <dc:creator>f c</dc:creator>
              <dc:date>2023-06-14T15:44:00</dc:date>
            </office:change-info>
          </text:insertion>
        </text:changed-region>
        <text:changed-region xml:id="ct152291504" text:id="ct152291504">
          <text:deletion>
            <office:change-info>
              <dc:creator>f c</dc:creator>
              <dc:date>2023-06-14T15:44:00</dc:date>
            </office:change-info>
            <text:p text:style-name="OOoTextBody"><text:span text:style-name="OOoDefault"><text:span text:style-name="T1"><text:s/>– </text:span></text:span></text:p>
          </text:deletion>
        </text:changed-region>
        <text:changed-region xml:id="ct152291400" text:id="ct152291400">
          <text:insertion>
            <office:change-info>
              <dc:creator>f c</dc:creator>
              <dc:date>2023-06-14T15:49:00</dc:date>
            </office:change-info>
          </text:insertion>
        </text:changed-region>
        <text:changed-region xml:id="ct152291192" text:id="ct152291192">
          <text:deletion>
            <office:change-info>
              <dc:creator>f c</dc:creator>
              <dc:date>2023-06-14T15:49:00</dc:date>
            </office:change-info>
            <text:p text:style-name="OOoTextBody_5f_ListIntro"><text:s/>– </text:p>
          </text:deletion>
        </text:changed-region>
        <text:changed-region xml:id="ct152295144" text:id="ct152295144">
          <text:insertion>
            <office:change-info>
              <dc:creator>f c</dc:creator>
              <dc:date>2023-06-14T15:50:00</dc:date>
            </office:change-info>
          </text:insertion>
        </text:changed-region>
        <text:changed-region xml:id="ct152295872" text:id="ct152295872">
          <text:deletion>
            <office:change-info>
              <dc:creator>f c</dc:creator>
              <dc:date>2023-06-14T15:50:00</dc:date>
            </office:change-info>
            <text:p text:style-name="P1"><text:s/>– </text:p>
          </text:deletion>
        </text:changed-region>
        <text:changed-region xml:id="ct152296184" text:id="ct152296184">
          <text:deletion>
            <office:change-info>
              <dc:creator>f c</dc:creator>
              <dc:date>2023-06-14T15:52:00</dc:date>
            </office:change-info>
            <text:list xml:id="list1161467334907573389" text:style-name="OOoBullets_20_1">
              <text:list-item>
                <text:p text:style-name="P2"><text:span text:style-name="OOoEmphasis">OpenOffice</text:span></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OOoProductName">Apache OpenOffice</text:p>
      <text:p text:style-name="OOoSubtitle">Version4.1</text:p>
      <text:p text:style-name="OOoGuideName">Writer Guide<text:hidden-paragraph text:condition="ooow:MD!=0"/></text:p>
      <text:h text:style-name="OOoHeading_20_0" text:outline-level="1"><text:bookmark-start text:name="__RefHeading__9331_2104653120"/>Chapter <text:span text:style-name="OOoChapterNumber">2</text:span><text:line-break/> <text:s/>Setting up Writer<text:bookmark-end text:name="__RefHeading__9331_2104653120"/></text:h>
      <text:p text:style-name="P14">Choosing Options to Suit the Way You Work</text:p>
      <text:p text:style-name="OOoTextBody"/>
      <text:p text:style-name="OOoPageBreak"/>
      <text:section text:style-name="Sect1" text:name="Section1" text:condition="ooow:MD !=0" text:display="condition">
        <text:h text:style-name="OOoHeading_20_1" text:outline-level="2"><text:bookmark-start text:name="__RefHeading__136327_780470623"/>Copyright<text:bookmark-end text:name="__RefHeading__136327_780470623"/></text:h>
        <text:p text:style-name="Standard">This document is Copyright <text:span text:style-name="T13">©</text:span> 2023 by The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is updated from OpenOffice Writer Guide 3.3 Chapter 2 Setting up Writer Copyright <text:span text:style-name="T14">©</text:span><text:span text:style-name="T15"> 2005 – 2010 by its contributors listed below.</text:span></text:p>
        <text:p text:style-name="OOoCopyrightPage">Contributors</text:p>
        <text:p text:style-name="OOoTextBody">Jean Hollis Weber<text:line-break/>Agnes Belzunce<text:line-break/>Daniel Carrera<text:line-break/>Peter Hillier-Brook<text:line-break/>Stefan A. Keel<text:line-break/>Gary Schnabl<text:line-break/>Janet M. Swisher<text:line-break/>Michele Zarri<text:line-break/>Jared Kobos<text:line-break/>Preston Bernsetin</text:p>
        <text:p text:style-name="OOoCopyrightPage">Feedback</text:p>
        <text:p text:style-name="OOoTextBody">Please direct any comments or suggestions about this document to:<text:span text:style-name="T5"> </text:span><text:a xlink:type="simple" xlink:href="mailto:doc@openoffice.apache.org" text:style-name="Internet_20_link" text:visited-style-name="Visited_20_Internet_20_Link">doc@openoffice.apache.org</text:a></text:p>
        <text:p text:style-name="OOoCopyrightPage"/>
        <text:p text:style-name="OOoCopyrightPage">Publication date and software version</text:p>
        <text:p text:style-name="OOoTextBody">Published 2023. Based on Apache OpenOffice.org 4.1.</text:p>
        <text:p text:style-name="P3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9331_2104653120" text:style-name="Internet_20_link" text:visited-style-name="Internet_20_link">Chapter 2<text:line-break/> <text:s/>Setting up Writer<text:tab/>1</text:a></text:p>
            <text:p text:style-name="P29"><text:a xlink:type="simple" xlink:href="#__RefHeading__136327_780470623" text:style-name="Internet_20_link" text:visited-style-name="Internet_20_link">Copyright<text:tab/>2</text:a></text:p>
            <text:p text:style-name="P29"><text:a xlink:type="simple" xlink:href="#__RefHeading__136329_780470623" text:style-name="Internet_20_link" text:visited-style-name="Internet_20_link">Choosing Options that Affect all of AOO<text:tab/>4</text:a></text:p>
            <text:p text:style-name="P27"><text:a xlink:type="simple" xlink:href="#__RefHeading__136331_780470623" text:style-name="Internet_20_link" text:visited-style-name="Internet_20_link">User Data Options<text:tab/>4</text:a></text:p>
            <text:p text:style-name="P27"><text:a xlink:type="simple" xlink:href="#__RefHeading__136333_780470623" text:style-name="Internet_20_link" text:visited-style-name="Internet_20_link">General Options<text:tab/>5</text:a></text:p>
            <text:p text:style-name="P27"><text:a xlink:type="simple" xlink:href="#__RefHeading__136335_780470623" text:style-name="Internet_20_link" text:visited-style-name="Internet_20_link">Memory Options<text:tab/>6</text:a></text:p>
            <text:p text:style-name="P27"><text:a xlink:type="simple" xlink:href="#__RefHeading__136337_780470623" text:style-name="Internet_20_link" text:visited-style-name="Internet_20_link">View Options<text:tab/>7</text:a></text:p>
            <text:p text:style-name="P27"><text:a xlink:type="simple" xlink:href="#__RefHeading__136339_780470623" text:style-name="Internet_20_link" text:visited-style-name="Internet_20_link">Print Options<text:tab/>9</text:a></text:p>
            <text:p text:style-name="P27"><text:a xlink:type="simple" xlink:href="#__RefHeading__136341_780470623" text:style-name="Internet_20_link" text:visited-style-name="Internet_20_link">Path Options<text:tab/>10</text:a></text:p>
            <text:p text:style-name="P27"><text:a xlink:type="simple" xlink:href="#__RefHeading__136343_780470623" text:style-name="Internet_20_link" text:visited-style-name="Internet_20_link">Color Options<text:tab/>10</text:a></text:p>
            <text:p text:style-name="P27"><text:a xlink:type="simple" xlink:href="#__RefHeading__136345_780470623" text:style-name="Internet_20_link" text:visited-style-name="Internet_20_link">Font Options<text:tab/>12</text:a></text:p>
            <text:p text:style-name="P27"><text:a xlink:type="simple" xlink:href="#__RefHeading__136347_780470623" text:style-name="Internet_20_link" text:visited-style-name="Internet_20_link">Security Options<text:tab/>13</text:a></text:p>
            <text:p text:style-name="P27"><text:a xlink:type="simple" xlink:href="#__RefHeading__136349_780470623" text:style-name="Internet_20_link" text:visited-style-name="Internet_20_link">Appearance Options<text:tab/>14</text:a></text:p>
            <text:p text:style-name="P29"><text:a xlink:type="simple" xlink:href="#__RefHeading__136351_780470623" text:style-name="Internet_20_link" text:visited-style-name="Internet_20_link">Choosing Options for Loading and Saving Documents<text:tab/>15</text:a></text:p>
            <text:p text:style-name="P27"><text:a xlink:type="simple" xlink:href="#__RefHeading__136353_780470623" text:style-name="Internet_20_link" text:visited-style-name="Internet_20_link">General Load/Save Options<text:tab/>15</text:a></text:p>
            <text:p text:style-name="P27"><text:a xlink:type="simple" xlink:href="#__RefHeading__136355_780470623" text:style-name="Internet_20_link" text:visited-style-name="Internet_20_link">VBA Properties Load/Save Options<text:tab/>17</text:a></text:p>
            <text:p text:style-name="P27"><text:a xlink:type="simple" xlink:href="#__RefHeading__136357_780470623" text:style-name="Internet_20_link" text:visited-style-name="Internet_20_link">Microsoft Office Load/Save Options<text:tab/>17</text:a></text:p>
            <text:p text:style-name="P27"><text:a xlink:type="simple" xlink:href="#__RefHeading__136359_780470623" text:style-name="Internet_20_link" text:visited-style-name="Internet_20_link">HTML Compatibility Load/Save Options<text:tab/>18</text:a></text:p>
            <text:p text:style-name="P29"><text:a xlink:type="simple" xlink:href="#__RefHeading__136361_780470623" text:style-name="Internet_20_link" text:visited-style-name="Internet_20_link">Choosing Options for Writer<text:tab/>20</text:a></text:p>
            <text:p text:style-name="P27"><text:a xlink:type="simple" xlink:href="#__RefHeading__136363_780470623" text:style-name="Internet_20_link" text:visited-style-name="Internet_20_link">General Options<text:tab/>20</text:a></text:p>
            <text:p text:style-name="P27"><text:a xlink:type="simple" xlink:href="#__RefHeading__136365_780470623" text:style-name="Internet_20_link" text:visited-style-name="Internet_20_link">View Options<text:tab/>21</text:a></text:p>
            <text:p text:style-name="P27"><text:a xlink:type="simple" xlink:href="#__RefHeading__136367_780470623" text:style-name="Internet_20_link" text:visited-style-name="Internet_20_link">Formatting Aids Options<text:tab/>22</text:a></text:p>
            <text:p text:style-name="P27"><text:a xlink:type="simple" xlink:href="#__RefHeading__136369_780470623" text:style-name="Internet_20_link" text:visited-style-name="Internet_20_link">Grid Options<text:tab/>23</text:a></text:p>
            <text:p text:style-name="P27"><text:a xlink:type="simple" xlink:href="#__RefHeading__136371_780470623" text:style-name="Internet_20_link" text:visited-style-name="Internet_20_link">Default Fonts<text:tab/>24</text:a></text:p>
            <text:p text:style-name="P27"><text:a xlink:type="simple" xlink:href="#__RefHeading__136373_780470623" text:style-name="Internet_20_link" text:visited-style-name="Internet_20_link">Print Options<text:tab/>25</text:a></text:p>
            <text:p text:style-name="P27"><text:a xlink:type="simple" xlink:href="#__RefHeading__136375_780470623" text:style-name="Internet_20_link" text:visited-style-name="Internet_20_link">Default Table Options<text:tab/>26</text:a></text:p>
            <text:p text:style-name="P27"><text:a xlink:type="simple" xlink:href="#__RefHeading__136377_780470623" text:style-name="Internet_20_link" text:visited-style-name="Internet_20_link">Change Tracking Options<text:tab/>26</text:a></text:p>
            <text:p text:style-name="P27"><text:a xlink:type="simple" xlink:href="#__RefHeading__136379_780470623" text:style-name="Internet_20_link" text:visited-style-name="Internet_20_link">Compatibility Options<text:tab/>27</text:a></text:p>
            <text:p text:style-name="P27"><text:a xlink:type="simple" xlink:href="#__RefHeading__136381_780470623" text:style-name="Internet_20_link" text:visited-style-name="Internet_20_link">AutoCaption Options<text:tab/>29</text:a></text:p>
            <text:p text:style-name="P27"><text:a xlink:type="simple" xlink:href="#__RefHeading__136383_780470623" text:style-name="Internet_20_link" text:visited-style-name="Internet_20_link">Mail Merge E-mail Options<text:tab/>30</text:a></text:p>
            <text:p text:style-name="P29"><text:a xlink:type="simple" xlink:href="#__RefHeading__136385_780470623" text:style-name="Internet_20_link" text:visited-style-name="Internet_20_link">Choosing Options for HTML Documents<text:tab/>30</text:a></text:p>
            <text:p text:style-name="P29"><text:a xlink:type="simple" xlink:href="#__RefHeading__37205230" text:style-name="Internet_20_link" text:visited-style-name="Internet_20_link">Choosing Language Settings<text:tab/>31</text:a></text:p>
            <text:p text:style-name="P27"><text:a xlink:type="simple" xlink:href="#__RefHeading__9333_2104653120" text:style-name="Internet_20_link" text:visited-style-name="Internet_20_link">Install the Required Language Pack<text:tab/>31</text:a></text:p>
            <text:p text:style-name="P27"><text:a xlink:type="simple" xlink:href="#__RefHeading__136387_780470623" text:style-name="Internet_20_link" text:visited-style-name="Internet_20_link">Install the Required Dictionaries<text:tab/>31</text:a></text:p>
            <text:p text:style-name="P27"><text:a xlink:type="simple" xlink:href="#__RefHeading__136389_780470623" text:style-name="Internet_20_link" text:visited-style-name="Internet_20_link">Change Some Locale and Language Settings<text:tab/>31</text:a></text:p>
            <text:p text:style-name="P27"><text:a xlink:type="simple" xlink:href="#__RefHeading__136391_780470623" text:style-name="Internet_20_link" text:visited-style-name="Internet_20_link">Choose Spelling Options<text:tab/>32</text:a></text:p>
            <text:p text:style-name="P29"><text:a xlink:type="simple" xlink:href="#__RefHeading__136393_780470623" text:style-name="Internet_20_link" text:visited-style-name="Internet_20_link">Controlling Writer’s AutoCorrect Functions<text:tab/>33</text:a></text:p>
          </text:index-body>
        </text:table-of-content>
        <text:p text:style-name="OOoTextBody"/>
      </text:section>
      <text:h text:style-name="P32" text:outline-level="2"><text:bookmark-start text:name="__RefHeading__136329_780470623"/>Choosing Options that Affect all of AOO<text:bookmark-end text:name="__RefHeading__136329_78047062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text:change-start text:change-id="ct444149528"/>—OpenOffice<text:change-end text:change-id="ct444149528"/><text:change text:change-id="ct444147136"/>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Selecting an item in <text:span text:style-name="T4">the</text:span> list causes the right-hand side of the dialog box to display the relevant page.</text:p>
      <text:p text:style-name="OOoFigure"><draw:frame draw:style-name="fr1" draw:name="Frame1" text:anchor-type="as-char" svg:width="2.7701in" draw:z-index="2"><draw:text-box fo:min-height="3.2098in"><text:p text:style-name="OOoFigureCaption"><text:s/><draw:frame text:anchor-type="as-char" draw:z-index="3" draw:style-name="gr1" draw:text-style-name="P41" svg:width="2.1043in" svg:height="2.8469in"><draw:image xlink:href="Pictures/100000000000012F0000019A16658B78.png" xlink:type="simple" xlink:show="embed" xlink:actuate="onLoad"><text:p/></draw:image></draw:frame></text:p><text:p text:style-name="OOoFigureCaption">Figure <text:sequence text:ref-name="refFigure0" text:name="Figure" text:formula="ooow:Figure+1" style:num-format="1">1</text:sequence>: OpenOffice options</text:p></draw:text-box></draw:frame></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25">The <text:span text:style-name="OOoMenuPath">Back</text:span> button has the same effect on all pages of the Options dialog box. It resets options to the values that were in place when you opened AOO.</text:p>
          </table:table-cell>
        </table:table-row>
      </table:table>
      <text:p text:style-name="Standard"/>
      <text:h text:style-name="OOoHeading_20_2" text:outline-level="3"><text:bookmark-start text:name="__RefHeading__136331_780470623"/><text:alphabetical-index-mark-start text:id="IMark364289328"/>User Data Options<text:bookmark-end text:name="__RefHeading__136331_780470623"/><text:alphabetical-index-mark-end text:id="IMark364289328"/></text:h>
      <text:p text:style-name="OOoTextBody_5f_ListIntro">Because Writer uses the <text:alphabetical-index-mark text:string-value="name and initials of user"/>name or initials stored in the OpenOffice—User<office:annotation><dc:creator>Keith McKenna</dc:creator><dc:date>2023-06-06T16:07:59.15</dc:date><text:p text:style-name="P40"><text:span text:style-name="T18">An em dash should be used rather then the British equivelent.</text:span></text:p></office:annotation> Data page for several things, including document properties (created by and last edited by information) and the name of the author of notes and changes, you will want to ensure that the correct information appears here.</text:p>
      <text:p text:style-name="OOoTextBody">Fill in the form (shown in <text:sequence-ref text:reference-format="category-and-value" text:ref-name="refFigure1">Figure 2</text:sequence-ref>) or amend or delete any existing incorrect information.</text:p>
      <text:p text:style-name="OOoFigure"><text:soft-page-break/><draw:frame draw:style-name="fr1" draw:name="Frame16" text:anchor-type="as-char" svg:width="5.6165in" draw:z-index="42"><draw:text-box fo:min-height="3.0882in"><text:p text:style-name="OOoFigureCaption"><draw:frame draw:style-name="fr5" draw:name="graphics10" text:anchor-type="as-char" svg:width="5.6165in" svg:height="2.8752in" draw:z-index="43"><draw:image xlink:href="Pictures/100000000000021F000001164C95041C.png" xlink:type="simple" xlink:show="embed" xlink:actuate="onLoad"/></draw:frame></text:p><text:p text:style-name="OOoFigureCaption">Figure <text:sequence text:ref-name="refFigure1" text:name="Figure" text:formula="ooow:Figure+1" style:num-format="1">2</text:sequence>: Filling in user data</text:p></draw:text-box></draw:frame></text:p>
      <text:h text:style-name="OOoHeading_20_2" text:outline-level="3"><text:bookmark-start text:name="__RefHeading__136333_780470623"/><text:alphabetical-index-mark text:string-value="general options"/>General Options<text:bookmark-end text:name="__RefHeading__136333_780470623"/></text:h>
      <text:p text:style-name="OOoTextBody">The options on the OpenOffice<text:change-start text:change-id="ct444150568"/>—General<text:change-end text:change-id="ct444150568"/><text:change text:change-id="ct444152544"/> page are described below.</text:p>
      <text:p text:style-name="OOoFigure"><draw:frame draw:style-name="fr1" draw:name="Frame10" text:anchor-type="as-char" svg:width="5.4972in" draw:z-index="6"><draw:text-box fo:min-height="3.2953in"><text:p text:style-name="OOoFigureCaption"><draw:frame text:anchor-type="as-char" draw:z-index="7" draw:style-name="gr1" draw:text-style-name="P41" svg:width="5.5004in" svg:height="3.2098in"><draw:image xlink:href="Pictures/1000000000000352000001F0FA08CA6E.png" xlink:type="simple" xlink:show="embed" xlink:actuate="onLoad"><text:p/></draw:image></draw:frame>Figure <text:sequence text:ref-name="refFigure2" text:name="Figure" text:formula="ooow:Figure+1" style:num-format="1">3</text:sequence>: Setting general options for OpenOffice</text:p></draw:text-box></draw:frame></text:p>
      <text:p text:style-name="OOoDefinitionTerm"><text:alphabetical-index-mark-start text:id="IMark364289328"/>Help—Tips<text:alphabetical-index-mark-end text:id="IMark364289328"/></text:p>
      <text:p text:style-name="OOoDefinition">When <text:span text:style-name="OOoEmphasis">Tips</text:span> is active, one or two words will appear when you hold the mouse pointer over an icon or field, without clicking.</text:p>
      <text:p text:style-name="OOoDefinitionTerm">Help—Extended tips</text:p>
      <text:p text:style-name="P9">When <text:span text:style-name="OOoEmphasis">Extended tips</text:span> are active, a brief description of the function of a particular icon or menu command or a field on a dialog box appears when you hold the mouse pointer over that item.</text:p>
      <text:p text:style-name="OOoDefinitionTerm"><text:alphabetical-index-mark-start text:id="IMark364289328"/>Help—<text:change-start text:change-id="ct444150464"/>Help <text:change-end text:change-id="ct444150464"/>Agent<text:alphabetical-index-mark-end text:id="IMark364289328"/></text:p>
      <text:p text:style-name="OOoDefinition">To turn off the <text:span text:style-name="OOoEmphasis">Help Agent</text:span>, deselect this option. To restore the default behavior, click <text:span text:style-name="OOoMenuPath">Reset Help Agent</text:span>.</text:p>
      <text:p text:style-name="OOoDefinitionTerm"><text:soft-page-break/>Help—<text:change-start text:change-id="ct444152336"/>Hel<text:change-end text:change-id="ct444152336"/><text:change-start text:change-id="ct444150880"/>p <text:change-end text:change-id="ct444150880"/>formatting</text:p>
      <text:p text:style-name="OOoDefinition"><text:span text:style-name="OOoEmphasis">High contrast</text:span> is an operating system setting that changes the system color scheme to improve readability. To display Help in <text:alphabetical-index-mark-start text:id="IMark364286352"/>high<text:alphabetical-index-mark-start text:id="IMark76736472"/> <text:alphabetical-index-mark-end text:id="IMark76736472"/>contrast<text:alphabetical-index-mark-end text:id="IMark364286352"/>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alphabetical-index-mark-start text:id="IMark364286736"/>Open/Save<text:change-start text:change-id="ct444151712"/> <text:change-end text:change-id="ct444151712"/><text:change text:change-id="ct444151608"/>dialogs<text:alphabetical-index-mark-end text:id="IMark364286736"/></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364286592"/>two-digit years<text:alphabetical-index-mark-end text:id="IMark364286592"/>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bookmark-start text:name="__RefHeading__136335_780470623"/><text:alphabetical-index-mark text:string-value="memory options"/>Memory Options<text:bookmark-end text:name="__RefHeading__136335_780470623"/></text:h>
      <text:p text:style-name="OOoTextBody_5f_ListIntro">In the Options dialog, click <text:span text:style-name="OOoMenuPath">OpenOffice &gt; Memory</text:span>. Some considerations:</text:p>
      <text:list xml:id="list35775239" text:continue-list="list1161467334907573389"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OO’s performance may improve if you increase the memory for AOO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text:soft-page-break/><draw:frame draw:style-name="fr2" draw:name="Frame19" text:anchor-type="as-char" svg:width="5.7402in" draw:z-index="14"><draw:text-box fo:min-height="3.0244in"><text:p text:style-name="OOoFigureCaption"><draw:frame text:anchor-type="as-char" draw:z-index="15" draw:style-name="gr1" draw:text-style-name="P41" svg:width="5.7406in" svg:height="2.7098in"><draw:image xlink:href="Pictures/10000000000003690000019C6CD9719B.png" xlink:type="simple" xlink:show="embed" xlink:actuate="onLoad"><text:p/></draw:image></draw:frame>Figure <text:sequence text:ref-name="refFigure3" text:name="Figure" text:formula="ooow:Figure+1" style:num-format="1">4</text:sequence>: Choosing Memory options for the OpenOffice applications</text:p></draw:text-box></draw:frame></text:p>
      <text:h text:style-name="P37" text:outline-level="3"><text:bookmark-start text:name="__RefHeading__136337_780470623"/>View Options<text:bookmark-end text:name="__RefHeading__136337_780470623"/></text:h>
      <text:p text:style-name="OOoTextBody">The options on the OpenOffice<text:change-start text:change-id="ct444171888"/>—<text:change-end text:change-id="ct444171888"/><text:change text:change-id="ct444171680"/> <text:alphabetical-index-mark text:string-value="view options"/>View page affect the way the document window looks and behaves. Some of these options are described below. Set them to suit your personal preferences.</text:p>
      <text:p text:style-name="OOoFigure"><draw:frame draw:style-name="fr3" draw:name="Frame30" text:anchor-type="as-char" svg:width="5.6457in" style:rel-width="84%" svg:height="3.2626in" style:rel-height="scale-min" draw:z-index="44"><draw:text-box><text:p text:style-name="OOoFigureCaption"><draw:frame draw:style-name="fr6" draw:name="graphics5" text:anchor-type="as-char" svg:width="5.6457in" svg:height="3.0417in" draw:z-index="45"><draw:image xlink:href="Pictures/100000000000021E00000124D96DE49A.png" xlink:type="simple" xlink:show="embed" xlink:actuate="onLoad"/></draw:frame></text:p><text:p text:style-name="OOoFigureCaption">Figure <text:sequence text:ref-name="refFigure4" text:name="Figure" text:formula="ooow:Figure+1" style:num-format="1">5</text:sequence>: Choosing View options for OpenOffice applications</text:p></draw:text-box></draw:frame></text:p>
      <text:p text:style-name="OOoDefinitionTerm">User Interface—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364286640"/>scaling factor<text:alphabetical-index-mark-end text:id="IMark364286640"/>. Sometimes a change here can have unexpected results, depending on the screen fonts available on your system. However, it does not affect the font size of the text in your documents.</text:p>
      <text:p text:style-name="OOoDefinitionTerm">User Interfac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text:soft-page-break/>option uses an icon set compatible with your operating system and choice of desktop: for example, KDE or Gnome on Linux.</text:p>
      <text:p text:style-name="OOoDefinitionTerm">User Interface—Use <text:alphabetical-index-mark-start text:id="IMark364286640"/>system font for user interface<text:alphabetical-index-mark-end text:id="IMark364286640"/></text:p>
      <text:p text:style-name="OOoDefinition">If you prefer to use the system font (the default font for your computer and operating system) instead of the font provided by AOO for the user interface, select this option.</text:p>
      <text:p text:style-name="OOoDefinitionTerm">User interface—Screen font Anti-Aliasing</text:p>
      <text:p text:style-name="OOoDefinition">(Not available in Windows; not shown in <text:sequence-ref text:reference-format="category-and-value" text:ref-name="refFigure4">Figure 5</text:sequence-ref>.) Smooths the screen appearance of text. Enter the smallest font size to apply anti-aliasing.</text:p>
      <text:p text:style-name="OOoDefinitionTerm">Menu—<text:change text:change-id="ct152288488"/><text:change-start text:change-id="ct152288904"/><text:alphabetical-index-mark-start text:id="IMark364286640"/>I<text:change-end text:change-id="ct152288904"/>cons in menus<text:alphabetical-index-mark-end text:id="IMark364286640"/></text:p>
      <text:p text:style-name="OOoDefinition">Causes icons as well as words to be visible in menus.</text:p>
      <text:p text:style-name="OOoDefinitionTerm">Font Lists—Show <text:alphabetical-index-mark-start text:id="IMark364286640"/>preview of fonts<text:alphabetical-index-mark-end text:id="IMark364286640"/></text:p>
      <text:p text:style-name="OOoDefinition">Causes the <text:alphabetical-index-mark text:string-value="font preview"/>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18"><draw:frame draw:style-name="fr7" draw:name="graphics15" text:anchor-type="as-char" svg:y="-1.9075in" svg:width="2.9075in" svg:height="1.6055in" draw:z-index="46"><draw:image xlink:href="Pictures/10000000000001030000008F913E9372.png" xlink:type="simple" xlink:show="embed" xlink:actuate="onLoad"/></draw:frame></text:p>
          </table:table-cell>
          <table:table-cell table:style-name="Table8.A1" office:value-type="string">
            <text:p text:style-name="P19"><draw:frame draw:style-name="fr5" draw:name="graphics16" text:anchor-type="as-char" svg:width="1.9898in" svg:height="1.6402in" draw:z-index="47"><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5" text:name="Figure" text:formula="ooow:Figure+1" style:num-format="1">6</text:sequence>: Font list (Left) showing preview; (Right) without preview</text:p>
          </table:table-cell>
          <table:covered-table-cell/>
        </table:table-row>
      </table:table>
      <text:p text:style-name="OOoDefinitionTerm">Font Lists—Show <text:alphabetical-index-mark-start text:id="IMark364286784"/>font history<text:alphabetical-index-mark-end text:id="IMark364286784"/></text:p>
      <text:p text:style-name="OOoDefinition">Causes the last five fonts you have assigned to the current document to be displayed at the top of the font list.</text:p>
      <text:p text:style-name="P15">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Enables and disables anti-aliasing, which makes the display of most graphical objects look smoother and with fewer artifacts. Not supported on all operating systems and AOO distributions.</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bookmark text:name="bm_id6703085"/><text:bookmark text:name="bm_id3147167"/><text:alphabetical-index-mark text:string-value="mouse positioning"/>Mouse positioning</text:p>
      <text:p text:style-name="OOoDefinition">Specifies if and how the mouse pointer will be positioned in newly opened dialog boxes.</text:p>
      <text:p text:style-name="OOoDefinitionTerm"><text:bookmark text:name="bm_id5366069"/><text:bookmark text:name="bm_id3146111"/>Middle mouse button</text:p>
      <text:p text:style-name="OOoDefinition">Defines the function of the <text:alphabetical-index-mark text:string-value="middle mouse button function"/>middle mouse button.</text:p>
      <text:list xml:id="list1395850944" text:style-name="OOoBullets_20_1">
        <text:list-item>
          <text:p text:style-name="OOoList_20_1_20_Start"><text:soft-page-break/><text:span text:style-name="OOoMenuPath"><text:span text:style-name="T10">Automatic scrolling</text:span></text:span> – dragging while pressing the middle mouse button shifts the view.</text:p>
        </text:list-item>
      </text:list>
      <text:list xml:id="list35791857" text:continue-list="list35775239" text:style-name="OOoBullets_20_1">
        <text:list-item>
          <text:p text:style-name="OOoList_20_1_20_End"><text:span text:style-name="OOoMenuPath"><text:span text:style-name="T9">Paste clipboard</text:span></text:span><text:span text:style-name="T10"> </text:span>– pressing the middle mouse button inserts the contents of the “Selection <text:alphabetical-index-mark-start text:id="IMark364289904"/>clipboard<text:alphabetical-index-mark-end text:id="IMark364289904"/>” at the cursor position.</text:p>
        </text:list-item>
      </text:list>
      <text:p text:style-name="OOoDefinition"><text:span text:style-name="OOoMenuPath"><text:span text:style-name="T12">The </text:span></text:span><text:alphabetical-index-mark text:string-value="selection clipboard"/>“Selection clipboard” is independent of the normal clipboard that you use by <text:span text:style-name="OOoMenuPath"><text:span text:style-name="T11">Edit </text:span></text:span><text:span text:style-name="OOoMenuPath"><text:span text:style-name="T12">&gt;</text:span></text:span><text:span text:style-name="OOoMenuPath"><text:span text:style-name="T11"> Copy/Cut/Paste</text:span></text:span> or their respective keyboard shortcuts. The clipboard and “Selection clipboard” can contain different contents at the same tim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17">Clipboard</text:p>
            </table:table-cell>
            <table:table-cell table:style-name="Table12.C1" office:value-type="string">
              <text:p text:style-name="P17">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text:bookmark-start text:name="__RefHeading__136339_780470623"/>Print Options<text:bookmark-end text:name="__RefHeading__136339_780470623"/></text:h>
      <text:p text:style-name="OOoTextBody">On the OpenOffice—Print page, set the <text:alphabetical-index-mark-start text:id="IMark364289904"/>print options<text:alphabetical-index-mark-end text:id="IMark364289904"/> to suit your default printer and your most common printing method.</text:p>
      <text:p text:style-name="OOoFigure"><draw:frame draw:style-name="fr1" draw:name="Frame2" text:anchor-type="as-char" svg:width="5.6374in" draw:z-index="48"><draw:text-box fo:min-height="4.2327in"><text:p text:style-name="OOoFigureCaption"><draw:frame draw:style-name="fr5" draw:name="graphics14" text:anchor-type="as-char" svg:width="5.6354in" svg:height="3.75in" draw:z-index="49"><draw:image xlink:href="Pictures/100000000000021D00000168FFC60263.png" xlink:type="simple" xlink:show="embed" xlink:actuate="onLoad"/></draw:frame></text:p><text:p text:style-name="OOoFigureCaption">Figure <text:sequence text:ref-name="refFigure6" text:name="Figure" text:formula="ooow:Figure+1" style:num-format="1">7</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el3" table:style-name="Tabel3">
        <table:table-column table:style-name="Tabel3.A"/>
        <table:table-column table:style-name="Tabel3.B"/>
        <text:soft-page-break/>
        <table:table-row>
          <table:table-cell table:style-name="Tabel3.A1" office:value-type="string">
            <text:p text:style-name="OOoTip_2f_Note_2f_Caution">Tip</text:p>
          </table:table-cell>
          <table:table-cell table:style-name="Tabel3.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bookmark-start text:name="__RefHeading__136341_780470623"/><text:alphabetical-index-mark text:string-value="path options"/>Path Options<text:bookmark-end text:name="__RefHeading__136341_780470623"/></text:h>
      <text:p text:style-name="OOoTextBody">On the OpenOffice—Paths page, you can change the <text:alphabetical-index-mark text:string-value="file locations"/>location of files associated with, or used by, AOO to suit your working situation. In a Windows system, for example, you might want to store documents by default somewhere other than Documents.</text:p>
      <text:p text:style-name="OOoTextBody">To make changes, select an item in the list shown in <text:sequence-ref text:reference-format="category-and-value" text:ref-name="refFigure7">Figure 8</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You can use the entries in the OpenOffice—Paths dialog to compile a list of files, such as those containing AutoText, that you need to back up or copy to another computer.</text:p>
          </table:table-cell>
        </table:table-row>
      </table:table>
      <text:p text:style-name="Standard"/>
      <text:p text:style-name="P24"><draw:frame draw:style-name="fr1" draw:name="Frame23" text:anchor-type="as-char" svg:width="5.3453in" draw:z-index="16"><draw:text-box fo:min-height="3.5701in"><text:p text:style-name="OOoFigureCaption"><draw:frame text:anchor-type="as-char" draw:z-index="17" draw:style-name="gr1" draw:text-style-name="P41" svg:width="5.3504in" svg:height="3.5205in"><draw:image xlink:href="Pictures/10000000000003550000023130ACE3D8.png" xlink:type="simple" xlink:show="embed" xlink:actuate="onLoad"><text:p/></draw:image></draw:frame>Figure <text:sequence text:ref-name="refFigure7" text:name="Figure" text:formula="ooow:Figure+1" style:num-format="1">8</text:sequence>: Viewing the paths of files used by AOO</text:p></draw:text-box></draw:frame></text:p>
      <text:h text:style-name="OOoHeading_20_2" text:outline-level="3"><text:bookmark-start text:name="__RefHeading__136343_780470623"/><text:alphabetical-index-mark text:string-value="color options"/>Color Options<text:bookmark-end text:name="__RefHeading__136343_780470623"/></text:h>
      <text:p text:style-name="P6">On the OpenOffice—Colors page, you can specify colors to use in AOO documents. You can select a color from a color table, edit an existing color, or define new colors. These colors will then be available in color selection palettes in AOO.</text:p>
      <text:p text:style-name="OOoFigure"><text:soft-page-break/><draw:frame draw:style-name="fr1" draw:name="Frame24" text:anchor-type="as-char" svg:width="5.6047in" draw:z-index="18"><draw:text-box fo:min-height="4.0736in"><text:p text:style-name="OOoFigureCaption"><draw:frame text:anchor-type="as-char" draw:z-index="19" draw:style-name="gr1" draw:text-style-name="P41" svg:width="5.6004in" svg:height="3.6803in"><draw:image xlink:href="Pictures/10000000000003490000022854AE742B.png" xlink:type="simple" xlink:show="embed" xlink:actuate="onLoad"><text:p/></draw:image></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5284561640339595038" text:style-name="OOoNum_20_123">
        <text:list-item text:start-value="1">
          <text:p text:style-name="P30">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9">Figure 10</text:sequence-ref>. Here you can select a color from the color window in the upper area, or you can enter values on the right using your choice of RGB, CMYK, or HSB (Hue, Saturation, and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text:soft-page-break/><draw:frame draw:style-name="fr2" draw:name="Frame35" text:anchor-type="as-char" svg:width="6.2992in" draw:z-index="26"><draw:text-box fo:min-height="4.0752in"><text:p text:style-name="OOoFigureCaption"><draw:frame text:anchor-type="as-char" draw:z-index="27" draw:style-name="gr1" draw:text-style-name="P41" svg:width="6.3004in" svg:height="3.9406in"><draw:image xlink:href="Pictures/10000000000003EB0000027483AE026D.png" xlink:type="simple" xlink:show="embed" xlink:actuate="onLoad"><text:p/></draw:image></draw:frame>Figure <text:sequence text:ref-name="refFigure9" text:name="Figure" text:formula="ooow:Figure+1" style:num-format="1">10</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text:p>
      <text:h text:style-name="OOoHeading_20_2" text:outline-level="3"><text:bookmark-start text:name="__RefHeading__136345_780470623"/><text:alphabetical-index-mark text:string-value="font replacements"/><text:alphabetical-index-mark text:string-value="font options"/>Font Options<text:bookmark-end text:name="__RefHeading__136345_780470623"/></text:h>
      <text:p text:style-name="OOoTextBody_5f_ListIntro">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p>
      <text:p text:style-name="OOoTextBody_5f_ListIntro">On the OpenOffice<text:change-start text:change-id="ct152292232"/>—<text:change-end text:change-id="ct152292232"/><text:change text:change-id="ct152288800"/>Fonts page:</text:p>
      <text:list xml:id="list35768282" text:continue-list="list5284561640339595038" text:style-name="OOoNum_20_123">
        <text:list-item text:start-value="1">
          <text:p text:style-name="OOoNum_20_123_20_Start">Select <office:annotation office:name="__Annotation__2108_995721391"><dc:creator>Keith McKenna</dc:creator><dc:date>2023-06-07T18:48:04.19</dc:date><text:p text:style-name="P40"><text:span text:style-name="T18">Always use styles and not direct formatting.</text:span></text:p></office:annotation><text:span text:style-name="OOoMenuPath"><text:span text:style-name="T16">Apply </text:span></text:span><text:alphabetical-index-mark text:string-value="replacement table (font)"/><text:span text:style-name="OOoMenuPath"><text:span text:style-name="T16">Replacement Table</text:span></text:span><office:annotation-end office:name="__Annotation__2108_995721391"/><text:span text:style-name="OOoMenuPath">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text:soft-page-break/><draw:frame draw:style-name="fr1" draw:name="Frame25" text:anchor-type="as-char" svg:width="5.6252in" draw:z-index="50"><draw:text-box fo:min-height="3.95in"><text:p text:style-name="OOoFigureCaption"><draw:frame draw:style-name="fr5" draw:name="graphics27" text:anchor-type="as-char" svg:width="5.6252in" svg:height="3.7291in" draw:z-index="54"><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text:p>
      <text:h text:style-name="P38" text:outline-level="3"><text:bookmark-start text:name="__RefHeading__136347_780470623"/><text:alphabetical-index-mark text:string-value="security options"/>Security Options<text:bookmark-end text:name="__RefHeading__136347_780470623"/></text:h>
      <text:p text:style-name="P6">Use <text:alphabetical-index-mark text:string-value="file sharing options"/>the OpenOffice—Security page to choose security options for saving documents and for opening documents that contain macros.</text:p>
      <text:p text:style-name="OOoFigure"><draw:frame draw:style-name="fr1" draw:name="Frame27" text:anchor-type="as-char" svg:width="5.6618in" draw:z-index="55"><draw:text-box fo:min-height="3.2689in"><text:p text:style-name="OOoFigureCaption"><draw:frame draw:style-name="fr8" draw:name="graphics13" text:anchor-type="as-char" svg:width="5.6146in" svg:height="3in" draw:z-index="57"><draw:image xlink:href="Pictures/100000000000021B0000016779A55592.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text:soft-page-break/>Click the <text:span text:style-name="OOoMenuPath">Options</text:span> button to open a separate dialog with specific choices (<text:sequence-ref text:reference-format="category-and-value" text:ref-name="refFigure12">Figure 13</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3" draw:name="Frame21" text:anchor-type="as-char" svg:width="6.0953in" style:rel-width="85%" svg:height="3.8744in" style:rel-height="scale-min" draw:z-index="58"><draw:text-box><text:p text:style-name="OOoFigureCaption"><draw:frame draw:style-name="fr9" draw:name="graphics28" text:anchor-type="paragraph" svg:width="5.6693in" svg:height="3.3264in" draw:z-index="60"><draw:image xlink:href="Pictures/10000000000002230000014148669FCA.png" xlink:type="simple" xlink:show="embed" xlink:actuate="onLoad"/></draw:frame>Figure <text:sequence text:ref-name="refFigure12" text:name="Figure" text:formula="ooow:Figure+1" style:num-format="1">13</text:sequence>: Security options and warnings dialog box</text:p></draw:text-box></draw:frame></text:p>
      <text:p text:style-name="OOoDefinition"><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bookmark-start text:name="__RefHeading__136349_780470623"/><text:alphabetical-index-mark text:string-value="appearance options"/>Appearance Options<text:bookmark-end text:name="__RefHeading__136349_780470623"/></text:h>
      <text:p text:style-name="OOoTextBody">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p>
      <text:p text:style-name="OOoTextBody_5f_ListIntro">On the OpenOffice—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5783406" text:continue-list="list35791857"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text:soft-page-break/><draw:frame draw:style-name="fr1" draw:name="Frame11" text:anchor-type="as-char" svg:width="5.6256in" draw:z-index="0"><draw:text-box fo:min-height="3.4945in"><text:p text:style-name="OOoFigureCaption"><draw:frame text:anchor-type="as-char" draw:z-index="28" draw:style-name="gr1" draw:text-style-name="P41" svg:width="5.6205in" svg:height="3.7803in"><draw:image xlink:href="Pictures/10000000000003580000024085E6AAF8.png" xlink:type="simple" xlink:show="embed" xlink:actuate="onLoad"><text:p/></draw:image></draw:frame>Figure <text:sequence text:ref-name="refFigure13" text:name="Figure" text:formula="ooow:Figure+1" style:num-format="1">14</text:sequence>: Showing or hiding text, object, and table boundaries</text:p></draw:text-box></draw:frame></text:p>
      <text:h text:style-name="OOoHeading_20_1" text:outline-level="2"><text:bookmark-start text:name="__RefHeading__136351_780470623"/>Choosing Options for Loading and Saving Documents<text:bookmark-end text:name="__RefHeading__136351_780470623"/></text:h>
      <text:p text:style-name="P1">You can set the Load/Save options to suit the way you work.</text:p>
      <text:p text:style-name="P1">If the Options dialog is not already open, click <text:span text:style-name="OOoMenuPath">Tools &gt; Options</text:span>. Click the expansion symbol (+ sign or triangle) to the left of <text:span text:style-name="OOoMenuPath">Load/Save</text:span>.</text:p>
      <text:p text:style-name="OOoFigure"><draw:frame draw:style-name="fr1" draw:name="Frame3" text:anchor-type="as-char" svg:width="5.2917in" draw:z-index="1"><draw:text-box fo:min-height="1.5937in"><text:p text:style-name="OOoFigureCaption"><draw:frame text:anchor-type="as-char" draw:z-index="29" draw:style-name="gr1" draw:text-style-name="P41" svg:width="5.2803in" svg:height="1.4803in"><draw:image xlink:href="Pictures/10000000000002D6000000CB8BF52F63.png" xlink:type="simple" xlink:show="embed" xlink:actuate="onLoad"><text:p/></draw:image></draw:frame>Figure <text:sequence text:ref-name="refFigure14" text:name="Figure" text:formula="ooow:Figure+1" style:num-format="1">15</text:sequence>: Load/Save options</text:p></draw:text-box></draw:frame></text:p>
      <text:h text:style-name="OOoHeading_20_2" text:outline-level="3"><text:bookmark-start text:name="__RefHeading__136353_780470623"/>General <text:alphabetical-index-mark text:string-value="load/save options"/>Load/Save Options<text:bookmark-end text:name="__RefHeading__136353_780470623"/></text:h>
      <text:p text:style-name="OOoTextBody">Most of the choices on the Load/Save<text:change-start text:change-id="ct152290464"/>—<text:change-end text:change-id="ct152290464"/><text:change text:change-id="ct152287864"/>General <text:span text:style-name="T1">page</text:span> (<text:sequence-ref text:reference-format="category-and-value" text:ref-name="refFigure15">Figure 16</text:sequence-ref>) are familiar to users of other office suites. Some items of interest are described below.</text:p>
      <text:p text:style-name="OOoDefinitionTerm">Load <text:alphabetical-index-mark-start text:id="IMark364289808"/>user-specific settings<text:alphabetical-index-mark-end text:id="IMark364289808"/>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Writer) of how to update links is affected by the <text:span text:style-name="OOoMenuPath">Load user-specific settings</text:span> option.</text:p>
      <text:p text:style-name="OOoFigure"><text:soft-page-break/><draw:frame draw:style-name="fr4" draw:name="Frame29" text:anchor-type="as-char" svg:y="-3.2035in" svg:width="5.4791in" draw:z-index="61"><draw:text-box fo:min-height="3.852in"><text:p text:style-name="OOoFigureCaption"><draw:frame draw:style-name="fr5" draw:name="graphics29" text:anchor-type="as-char" svg:width="5.4791in" svg:height="3.6311in" draw:z-index="62"><draw:image xlink:href="Pictures/10000000000002210000016D205E2ECC.png" xlink:type="simple" xlink:show="embed" xlink:actuate="onLoad"/></draw:frame></text:p><text:p text:style-name="OOoFigureCaption">Figure <text:sequence text:ref-name="refFigure15" text:name="Figure" text:formula="ooow:Figure+1" style:num-format="1">16</text:sequence>: Choosing Load and Save options</text:p></draw:text-box></draw:frame></text:p>
      <text:p text:style-name="OOoDefinitionTerm">Load <text:alphabetical-index-mark-start text:id="IMark364289808"/>printer settings<text:alphabetical-index-mark-end text:id="IMark364289808"/> with the document</text:p>
      <text:p text:style-name="OOoDefinition">If this option is <text:span text:style-name="OOoStrongEmphasis">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Using this option is not a substitute for regularly saving your work.</text:p>
          </table:table-cell>
        </table:table-row>
      </table:table>
      <text:p text:style-name="OOoTip_2f_Note_2f_Caution"/>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p>
      <text:p text:style-name="OOoDefinition"><text:soft-page-break/><text:alphabetical-index-mark text:string-value="size optimization"/><text:span text:style-name="OOoMenuPath">Size optimization for ODF format</text:span>. OpenOffice's documents are <text:alphabetical-index-mark-start text:id="IMark364287456"/>XML<text:alphabetical-index-mark-end text:id="IMark364287456"/> files. When you select this option, AOO writes the XML data without indents and line breaks. If you want to be able to read the XML files in a text editor in a structured form, deselect this option.</text:p>
      <text:p text:style-name="OOoDefinition"><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text:bookmark-start text:name="__RefHeading__136355_780470623"/>VBA Properties Load/Save Options<text:bookmark-end text:name="__RefHeading__136355_780470623"/></text:h>
      <text:p text:style-name="OOoTextBody">On the Load/Save—VBA Properties<text:span text:style-name="OOoMenuPath"><text:span text:style-name="T3"> </text:span></text:span>page, you can choose whether to keep any macros in Microsoft Office documents that are opened in OpenOffice. These macros are disabled in AOO.</text:p>
      <text:p text:style-name="OOoTextBody">If you choose <text:span text:style-name="OOoMenuPath">Load Basic code</text:span>, you can edit the macros in AOO. The changed code is saved in an AOO document but is not retained if you save into a Microsoft Office format.</text:p>
      <text:p text:style-name="P10">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1" draw:name="Frame20" text:anchor-type="as-char" svg:width="2.9366in" draw:z-index="4"><draw:text-box fo:min-height="2.3846in"><text:p text:style-name="OOoFigureCaption"><draw:frame draw:style-name="fr10" draw:name="graphics23" text:anchor-type="as-char" svg:width="2.9366in" style:rel-width="100%" svg:height="2.3846in" style:rel-height="scale" draw:z-index="5"><draw:image xlink:href="Pictures/100000000000011A000000E585D845AB.png" xlink:type="simple" xlink:show="embed" xlink:actuate="onLoad"/></draw:frame></text:p><text:p text:style-name="OOoFigureCaption">Figure <text:sequence text:ref-name="refFigure16" text:name="Figure" text:formula="ooow:Figure+1" style:num-format="1">17</text:sequence>: Choosing Load/Save VBA Properties</text:p></draw:text-box></draw:frame></text:p>
      <text:h text:style-name="OOoHeading_20_2" text:outline-level="3"><text:bookmark-start text:name="__RefHeading__136357_780470623"/><text:alphabetical-index-mark text:string-value="Microsoft Office file conversion"/>Microsoft Office Load/Save Options<text:bookmark-end text:name="__RefHeading__136357_780470623"/></text:h>
      <text:p text:style-name="OOoTextBody">On the Load/Save—Microsoft Office page, you can choose what to do when importing and exporting Microsoft Office OLE objects (linked or embedded objects or documents such as spreadsheets or equations).</text:p>
      <text:p text:style-name="OOoTextBody"><text:soft-page-break/>Select the [L] check boxes to convert Microsoft OLE objects into the corresponding OpenOffice OLE objects when a Microsoft document is loaded into AOO (mnemonic: “L” for “load”).</text:p>
      <text:p text:style-name="OOoTextBody">Select the [S] check boxes to convert OpenOffice OLE objects into the corresponding Microsoft OLE objects when a document is saved in a Microsoft format (mnemonic: “S” for “save”).</text:p>
      <text:p text:style-name="OOoFigure"><draw:frame draw:style-name="fr1" draw:name="Frame31" text:anchor-type="as-char" svg:width="5.6835in" draw:z-index="30"><draw:text-box fo:min-height="4.048in"><text:p text:style-name="OOoFigureCaption"><draw:frame text:anchor-type="as-char" draw:z-index="31" draw:style-name="gr1" draw:text-style-name="P41" svg:width="5.6705in" svg:height="3.6303in"><draw:image xlink:href="Pictures/100000000000037600000238151E375F.png" xlink:type="simple" xlink:show="embed" xlink:actuate="onLoad"><text:p/></draw:image></draw:frame>Figure <text:sequence text:ref-name="refFigure17" text:name="Figure" text:formula="ooow:Figure+1" style:num-format="1">18</text:sequence>: Choosing Load/Save Microsoft Office options</text:p></draw:text-box></draw:frame></text:p>
      <text:h text:style-name="OOoHeading_20_2" text:outline-level="3"><text:bookmark-start text:name="__RefHeading__136359_780470623"/><text:alphabetical-index-mark-start text:id="IMark364286544"/>HTML Compatibility<text:alphabetical-index-mark-end text:id="IMark364286544"/> Load/Save Options<text:bookmark-end text:name="__RefHeading__136359_780470623"/></text:h>
      <text:p text:style-name="P6">Choices made on the Load/Save—HTML Compatibility page affect HTML pages imported into OpenOffice and those exported from AOO. See <text:span text:style-name="OOoEmphasis">HTML documents; importing/exporting</text:span> in the Help for more information.</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Language—Locale setting in <text:span text:style-name="OOoMenuPath">Tools &gt; Options &gt; Language Settings &gt; Languages</text:span> (see page <text:bookmark-ref text:reference-format="page" text:ref-name="__RefHeading__37205230">31</text:bookmark-ref>). If this option is selected, numbers will be interpreted as for the English (USA) locale.</text:p>
      <text:p text:style-name="OOoFigure"><text:soft-page-break/><draw:frame draw:style-name="fr1" draw:name="Frame32" text:anchor-type="as-char" svg:width="5.6256in" draw:z-index="32"><draw:text-box fo:min-height="3.0091in"><text:p text:style-name="OOoFigureCaption"><draw:frame text:anchor-type="as-char" draw:z-index="33" draw:style-name="gr1" draw:text-style-name="P41" svg:width="5.6303in" svg:height="3.3098in"><draw:image xlink:href="Pictures/100000000000035F000001FB20788CD0.png" xlink:type="simple" xlink:show="embed" xlink:actuate="onLoad"><text:p/></draw:image></draw:frame>Figure <text:sequence text:ref-name="refFigure18" text:name="Figure" text:formula="ooow:Figure+1" style:num-format="1">19</text:sequence>: Choosing HTML compatibility options</text:p></draw:text-box></draw:frame></text:p>
      <text:p text:style-name="OOoDefinitionTerm">Import—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text:bookmark-start text:name="__RefHeading__136361_780470623"/>Choosing Options for Writer<text:bookmark-end text:name="__RefHeading__136361_780470623"/></text:h>
      <text:p text:style-name="OOoTextBody">Settings chosen on the pages in the OpenOffice Writer section of the Options dialog box determine how your Writer documents look and behave while you are working on them.</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1">Options</text:span></text:span><text:change-start text:change-id="ct152292128"/><text:span text:style-name="OOoDefault"><text:span text:style-name="T1">—</text:span></text:span><text:change-end text:change-id="ct152292128"/><text:change text:change-id="ct152291504"/><text:span text:style-name="OOoDefault"><text:span text:style-name="T1">OpenOffice</text:span></text:span><text:span text:style-name="T12"> dialog box</text:span>. A list of pages appears.</text:p>
      <text:p text:style-name="OOoFigure"><draw:frame draw:style-name="fr1" draw:name="Frame28" text:anchor-type="as-char" svg:width="6.1244in" draw:z-index="8"><draw:text-box fo:min-height="3.0244in"><text:p text:style-name="OOoFigureCaption"><draw:frame text:anchor-type="as-char" draw:z-index="34" draw:style-name="gr1" draw:text-style-name="P41" svg:width="6.1098in" svg:height="3.1303in"><draw:image xlink:href="Pictures/1000000000000342000001AB91E4EEAD.png" xlink:type="simple" xlink:show="embed" xlink:actuate="onLoad"><text:p/></draw:image></draw:frame>Figure <text:sequence text:ref-name="refFigure19" text:name="Figure" text:formula="ooow:Figure+1" style:num-format="1">20</text:sequence>: OpenOffice Writer options</text:p></draw:text-box></draw:frame></text:p>
      <text:h text:style-name="OOoHeading_20_2" text:outline-level="3"><text:bookmark-start text:name="__RefHeading__136363_780470623"/><text:alphabetical-index-mark text:string-value="general options for Writer"/>General Options<text:bookmark-end text:name="__RefHeading__136363_780470623"/></text:h>
      <text:p text:style-name="OOoTextBody">The choices on the OpenOffice Writer—General page affect the updating of links and fields, the units used for rulers and other measurements, and the default tab stop positions.</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1" draw:name="Frame4" text:anchor-type="as-char" svg:width="4.4689in" draw:z-index="9"><draw:text-box fo:min-height="2.6346in"><text:p text:style-name="OOoFigureCaption"><draw:frame draw:style-name="fr5" draw:name="graphics6" text:anchor-type="as-char" svg:width="4.4689in" svg:height="2.3228in" draw:z-index="10"><draw:image xlink:href="Pictures/10000000000001AD000000DF60E625BB.png" xlink:type="simple" xlink:show="embed" xlink:actuate="onLoad"/></draw:frame></text:p><text:p text:style-name="OOoFigureCaption">Figure <text:sequence text:ref-name="refFigure20" text:name="Figure" text:formula="ooow:Figure+1" style:num-format="1">21</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13">Settings—Tab<text:alphabetical-index-mark-start text:id="IMark364286544"/> stops<text:alphabetical-index-mark-end text:id="IMark364286544"/></text:p>
      <text:p text:style-name="P16">The <text:span text:style-name="OOoEmphasis">Tab stops</text:span> setting specifies the distance the cursor travels for each press of the <text:span text:style-name="OOoKeystroke">Tab</text:span> key. This setting is also used for the <text:alphabetical-index-mark-start text:id="IMark364286544"/>indent distance<text:alphabetical-index-mark-end text:id="IMark364286544"/> applied by the <text:span text:style-name="OOoMenuPath">Increase Indent</text:span> and <text:span text:style-name="OOoMenuPath">Decrease Indent</text:span> buttons on the Formatting Bar, which affect the indentation of entire paragraphs.</text:p>
      <text:p text:style-name="P16">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bookmark-start text:name="__RefHeading__136365_780470623"/><text:alphabetical-index-mark text:string-value="View options for Writer"/>View Options<text:bookmark-end text:name="__RefHeading__136365_780470623"/></text:h>
      <text:p text:style-name="OOoTextBody">Two pages of options set the defaults for viewing Writer documents: <text:span text:style-name="T8">View</text:span> (described here) and <text:span text:style-name="T8">Formatting Aids (described below)</text:span>.</text:p>
      <text:p text:style-name="OOoTextBody">If the items on the OpenOffice Writer—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20"><text:soft-page-break/><draw:frame draw:style-name="fr1" draw:name="Frame5" text:anchor-type="as-char" svg:width="5.6256in" draw:z-index="11"><draw:text-box fo:min-height="2.5098in"><text:p text:style-name="OOoFigureCaption"><draw:frame draw:style-name="fr5" draw:name="graphics7" text:anchor-type="as-char" svg:width="5.6256in" svg:height="2.6673in" draw:z-index="12"><draw:image xlink:href="Pictures/100000000000021E00000101563F4664.png" xlink:type="simple" xlink:show="embed" xlink:actuate="onLoad"/></draw:frame></text:p><text:p text:style-name="OOoFigureCaption">Figure <text:sequence text:ref-name="refFigure21" text:name="Figure" text:formula="ooow:Figure+1" style:num-format="1">22</text:sequence>: Choosing View options for Writer</text:p></draw:text-box></draw:frame></text:p>
      <text:h text:style-name="OOoHeading_20_2" text:outline-level="3"><text:bookmark-start text:name="__RefHeading__136367_780470623"/><text:alphabetical-index-mark-start text:id="IMark364286544"/>Formatting Aids Options<text:bookmark-end text:name="__RefHeading__136367_780470623"/><text:alphabetical-index-mark-end text:id="IMark364286544"/></text:h>
      <text:p text:style-name="P1">The display of symbols such as <text:alphabetical-index-mark-start text:id="IMark364286544"/>paragraph ends<text:alphabetical-index-mark-end text:id="IMark364286544"/> and tabs helps you when writing, editing, and doing page layout. For example, you might want to know if any blank paragraphs or tabs are included or if any tables or graphics are too wide and intrude into the margins of the page.</text:p>
      <text:p text:style-name="P6">On the OpenOffice Writer—Formatting Aids page, select the required options.</text:p>
      <text:p text:style-name="P26"><draw:frame draw:style-name="fr1" draw:name="Frame6" text:anchor-type="as-char" svg:width="5.6256in" draw:z-index="13"><draw:text-box fo:min-height="2.5516in"><text:p text:style-name="OOoFigureCaption"><draw:frame text:anchor-type="as-char" draw:z-index="35" draw:style-name="gr1" draw:text-style-name="P41" svg:width="5.6205in" svg:height="3.8004in"><draw:image xlink:href="Pictures/10000000000002BC000001D9D8E94C21.png" xlink:type="simple" xlink:show="embed" xlink:actuate="onLoad"><text:p/></draw:image></draw:frame>Figure <text:sequence text:ref-name="refFigure22" text:name="Figure" text:formula="ooow:Figure+1" style:num-format="1">23</text:sequence>: Choosing Formatting Aids options</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bookmark-start text:name="__RefHeading__136369_780470623"/><text:reference-mark-start text:name="Grid options for text documents"/>Grid Options<text:bookmark-end text:name="__RefHeading__136369_780470623"/><text:reference-mark-end text:name="Grid options for text documents"/></text:h>
      <text:p text:style-name="OOoTextBody">Specifying “<text:alphabetical-index-mark-start text:id="IMark170429460"/>snap to grid<text:alphabetical-index-mark-end text:id="IMark170429460"/>” can be very helpful when you are trying to align several objects such as graphics or tables.</text:p>
      <text:p text:style-name="OOoTextBody">On the OpenOffice Writer—Grid page, you can choose whether to enable this feature and what grid intervals to use. If the <text:alphabetical-index-mark-start text:id="IMark168335548"/>grid intervals<text:alphabetical-index-mark-end text:id="IMark168335548"/> (subdivisions) are too large, you may find that you do not have enough control in placing the objects.</text:p>
      <text:p text:style-name="OOoFigure"><draw:frame draw:style-name="fr1" draw:name="Frame7" text:anchor-type="as-char" svg:width="5.6256in" draw:z-index="63"><draw:text-box fo:min-height="2.0366in"><text:p text:style-name="OOoFigureCaption"><draw:frame draw:style-name="fr5" draw:name="graphics9" text:anchor-type="as-char" svg:width="5.6043in" svg:height="2.0209in" draw:z-index="67"><draw:image xlink:href="Pictures/100000000000021A000000C2541D5816.png" xlink:type="simple" xlink:show="embed" xlink:actuate="onLoad"/></draw:frame></text:p><text:p text:style-name="OOoFigureCaption">Figure <text:sequence text:ref-name="refFigure23" text:name="Figure" text:formula="ooow:Figure+1" style:num-format="1">24</text:sequence>: Choosing Grid options</text:p></draw:text-box></draw:frame></text:p>
      <text:h text:style-name="OOoHeading_20_2" text:outline-level="3"><text:bookmark-start text:name="__RefHeading__136371_780470623"/><text:soft-page-break/>Default Fonts<text:bookmark-end text:name="__RefHeading__136371_780470623"/></text:h>
      <text:p text:style-name="OOoTextBody_5f_ListIntro">The <text:alphabetical-index-mark text:string-value="fonts, default"/>default fonts specified on the OpenOffice Writer<text:change-start text:change-id="ct152291400"/>—<text:change-end text:change-id="ct152291400"/><text:change text:change-id="ct152291192"/>Basic Fonts (Western) page apply to both Writer documents and HTML (Web) documents.</text:p>
      <text:p text:style-name="OOoFigure"><draw:frame draw:style-name="fr1" draw:name="Frame8" text:anchor-type="as-char" svg:width="5.5839in" draw:z-index="68"><draw:text-box fo:min-height="3.3752in"><text:p text:style-name="OOoFigureCaption"><draw:frame draw:style-name="fr5" draw:name="graphics11" text:anchor-type="as-char" svg:width="5.5839in" svg:height="3.6839in" draw:z-index="69"><draw:image xlink:href="Pictures/100000000000021A00000163C61BBEEB.png" xlink:type="simple" xlink:show="embed" xlink:actuate="onLoad"/></draw:frame></text:p><text:p text:style-name="OOoFigureCaption">Figure <text:sequence text:ref-name="refFigure24" text:name="Figure" text:formula="ooow:Figure+1" style:num-format="1">25</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5786354" text:continue-list="list35783406" text:style-name="OOoBullets_20_1">
        <text:list-item>
          <text:p text:style-name="OOoList_20_1_20_Cont.">When choosing fonts on this page you are not limited to single fonts or to the ones shown in the drop-down list. You can specify a “<text:alphabetical-index-mark-start text:id="IMark170429460"/>font family<text:alphabetical-index-mark-end text:id="IMark170429460"/>” as a comma‑separated set of fonts that includes those suitable for Windows, Macintosh, Linux, and other operating <text:span text:style-name="T4">systems.</text:span> These choices are particularly important in <text:alphabetical-index-mark-start text:id="IMark364287648"/>HTML documents<text:alphabetical-index-mark-end text:id="IMark364287648"/>.</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bookmark-start text:name="__RefHeading__136373_780470623"/><text:soft-page-break/><text:alphabetical-index-mark text:string-value="print options"/>Print Options<text:bookmark-end text:name="__RefHeading__136373_780470623"/></text:h>
      <text:p text:style-name="P1">On the OpenOffice Writer—Print page (<text:sequence-ref text:reference-format="category-and-value" text:ref-name="refFigure25">Figure 26</text:sequence-ref>), you can choose which items are printed with the document by default. These options are in addition to those on the OpenOffice<text:change-start text:change-id="ct152295144"/>—<text:change-end text:change-id="ct152295144"/><text:change text:change-id="ct152295872"/>Print page (<text:sequence-ref text:reference-format="category-and-value" text:ref-name="refFigure6">Figure 7</text:sequence-ref>).</text:p>
      <text:p text:style-name="OOoFigure"><draw:frame draw:style-name="fr1" draw:name="Frame9" text:anchor-type="as-char" svg:width="5.6252in" draw:z-index="70"><draw:text-box fo:min-height="3.5098in"><text:p text:style-name="OOoFigureCaption"><draw:frame draw:style-name="fr5" draw:name="graphics12" text:anchor-type="as-char" svg:width="5.6252in" svg:height="3.1874in" draw:z-index="71"><draw:image xlink:href="Pictures/100000000000021C00000132E0CCDD57.png" xlink:type="simple" xlink:show="embed" xlink:actuate="onLoad"/></draw:frame></text:p><text:p text:style-name="OOoFigureCaption">Figure <text:sequence text:ref-name="refFigure25" text:name="Figure" text:formula="ooow:Figure+1" style:num-format="1">26</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items in the <text:span text:style-name="OOoEmphasis">Contents</text:span> section.</text:p>
        </text:list-item>
      </text:list>
      <text:list xml:id="list35775567" text:continue-list="list35786354"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ay scale</text:span> on the Options—OpenOffice<text:change text:change-id="ct152296184"/>—Print page (<text:sequence-ref text:reference-format="category-and-value" text:ref-name="refFigure6">Figure 7</text:sequence-ref>), which prints all graphics as gray scale on color printers. (On black-and-white printers, color in graphics normally prints as gray 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5">Figure 26</text:sequence-ref>.</text:p>
          </table:table-cell>
        </table:table-row>
      </table:table>
      <text:p text:style-name="Standard"/>
      <text:h text:style-name="OOoHeading_20_2" text:outline-level="3"><text:bookmark-start text:name="__RefHeading__136375_780470623"/><text:soft-page-break/>Default <text:alphabetical-index-mark-start text:id="IMark70359004"/>Table Options<text:bookmark-end text:name="__RefHeading__136375_780470623"/><text:alphabetical-index-mark-end text:id="IMark70359004"/></text:h>
      <text:p text:style-name="P1">On the OpenOffice Writer—Table page, you can specify the default behavior of tables.</text:p>
      <text:p text:style-name="OOoFigure"><draw:frame draw:style-name="fr1" draw:name="Frame12" text:anchor-type="as-char" svg:width="5.5945in" draw:z-index="20"><draw:text-box fo:min-height="3.3764in"><text:p text:style-name="OOoFigureCaption"><draw:frame draw:style-name="fr5" draw:name="graphics19" text:anchor-type="as-char" svg:width="5.5945in" svg:height="3.7118in" draw:z-index="21"><draw:image xlink:href="Pictures/100000000000021D00000167C4B03B3D.png" xlink:type="simple" xlink:show="embed" xlink:actuate="onLoad"/></draw:frame></text:p><text:p text:style-name="OOoFigureCaption">Figure <text:sequence text:ref-name="refFigure26" text:name="Figure" text:formula="ooow:Figure+1" style:num-format="1">27</text:sequence>: Choosing default Table options</text:p></draw:text-box></draw:frame></text:p>
      <text:p text:style-name="OOoTextBody_5f_ListIntro">Some considerations:</text:p>
      <text:list xml:id="list35762249"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5782970" text:continue-list="list35775567"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bookmark-start text:name="__RefHeading__136377_780470623"/><text:alphabetical-index-mark text:string-value="change tracking options"/>Change Tracking Options<text:bookmark-end text:name="__RefHeading__136377_780470623"/></text:h>
      <text:p text:style-name="OOoTextBody">If you plan to use the change-tracking feature of Writer, use the OpenOffice Writer—Changes page to choose the way inserted and deleted material is marked, whether and how attribute changes are marked, and whether and how change bars are marked in the margins.</text:p>
      <text:p text:style-name="OOoFigure"><text:soft-page-break/><draw:frame draw:style-name="fr1" draw:name="Frame13" text:anchor-type="as-char" svg:width="5.5945in" draw:z-index="22"><draw:text-box fo:min-height="3.4756in"><text:p text:style-name="OOoFigureCaption"><draw:frame draw:style-name="fr5" draw:name="graphics20" text:anchor-type="as-char" svg:width="5.5945in" svg:height="3.7118in" draw:z-index="23"><draw:image xlink:href="Pictures/100000000000021D00000167E10CD9C1.png" xlink:type="simple" xlink:show="embed" xlink:actuate="onLoad"/></draw:frame></text:p><text:p text:style-name="OOoFigureCaption">Figure <text:sequence text:ref-name="refFigure27" text:name="Figure" text:formula="ooow:Figure+1" style:num-format="1">28</text:sequence>: Choosing options for tracking changes</text:p></draw:text-box></draw:frame></text:p>
      <text:h text:style-name="OOoHeading_20_2" text:outline-level="3"><text:bookmark-start text:name="__RefHeading__136379_780470623"/><text:alphabetical-index-mark text:string-value="compatibility options"/>Compatibility Options<text:bookmark-end text:name="__RefHeading__136379_780470623"/></text:h>
      <text:p text:style-name="OOoTextBody">Do you need to import <text:alphabetical-index-mark-start text:id="IMark76735992"/>Microsoft Word<text:alphabetical-index-mark-end text:id="IMark76735992"/> documents into AOO Writer? If so, you might want to select some or all of the settings on the OpenOffice Writer—Compatibility page. If you are not sure about the effects of these settings, leave them as the defaults provided by AOO. For information about the settings not described below, see the Help.</text:p>
      <text:p text:style-name="OOoDefinitionTerm">Use <text:alphabetical-index-mark-start text:id="IMark76735992"/>printer metrics<text:alphabetical-index-mark-end text:id="IMark76735992"/>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1" draw:name="Frame15" text:anchor-type="as-char" svg:width="5.5945in" draw:z-index="24"><draw:text-box fo:min-height="4.0417in"><text:p text:style-name="OOoFigureCaption"><draw:frame draw:style-name="fr5" draw:name="graphics21" text:anchor-type="as-char" svg:width="5.5945in" svg:height="3.7189in" draw:z-index="25"><draw:image xlink:href="Pictures/100000000000021C000001674AEFCD19.png" xlink:type="simple" xlink:show="embed" xlink:actuate="onLoad"/></draw:frame></text:p><text:p text:style-name="OOoFigureCaption">Figure <text:sequence text:ref-name="refFigure28" text:name="Figure" text:formula="ooow:Figure+1" style:num-format="1">29</text:sequence>: Choosing compatibility options</text:p></draw:text-box></draw:frame></text:p>
      <text:p text:style-name="OOoDefinitionTerm">Add <text:alphabetical-index-mark-start text:id="IMark76735992"/>spacing between paragraphs and tables<text:alphabetical-index-mark-end text:id="IMark76735992"/>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text:alphabetical-index-mark text:string-value="spacing at tops of pages" text:key1="paragraph"/><text:alphabetical-index-mark text:string-value="spacing at tops of pages" text:key1="table"/>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bookmark-start text:name="__RefHeading__136381_780470623"/><text:soft-page-break/><text:alphabetical-index-mark text:string-value="AutoCaption"/>AutoCaption Options<text:bookmark-end text:name="__RefHeading__136381_780470623"/></text:h>
      <text:p text:style-name="P1">Do you want AOO to automatically insert captions for tables, pictures, frames, and OLE objects that have been inserted in a Writer document?</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12"> </text:span><text:span text:style-name="OOoMenuPath"><text:span text:style-name="T12">&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5772314" text:continue-list="list35768282"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AutoCaption page (<text:sequence-ref text:reference-format="category-and-value" text:ref-name="refFigure29">Figure 30</text:sequence-ref>), select the checkbox next to an object you want to be automatically captioned (<text:span text:style-name="OOoMenuPath"><text:span text:style-name="T8">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8">Drawing</text:span></text:span>, <text:span text:style-name="OOoMenuPath"><text:span text:style-name="T8">Illustration</text:span></text:span>, <text:span text:style-name="OOoMenuPath"><text:span text:style-name="T8">Table</text:span></text:span>, and <text:span text:style-name="OOoMenuPath"><text:span text:style-name="T8">Text</text:span></text:span>. However, you are not limited to the supplied categories. If you want to use another name (for example, <text:span text:style-name="OOoMenuPath"><text:span text:style-name="T8">Figure</text:span></text:span>) for the caption label, type the required term in the box. In the example shown, I have added the category “Figure” to the list.</text:p>
        </text:list-item>
      </text:list>
      <text:p text:style-name="P10">Additional information about numbering captions by chapter, character styles, frame styles, and other items on the AutoCaption page, is given in later chapters in the <text:span text:style-name="OOoEmphasis">Writer Guide</text:span>.</text:p>
      <text:p text:style-name="OOoFigure"><draw:frame draw:style-name="fr1" draw:name="Frame17" text:anchor-type="as-char" svg:width="5.7327in" draw:z-index="36"><draw:text-box fo:min-height="3.9827in"><text:p text:style-name="OOoFigureCaption"><draw:frame text:anchor-type="as-char" draw:z-index="37" draw:style-name="gr1" draw:text-style-name="P41" svg:width="5.7303in" svg:height="3.7303in"><draw:image xlink:href="Pictures/100000000000035F000002324091F9A4.png" xlink:type="simple" xlink:show="embed" xlink:actuate="onLoad"><text:p/></draw:image></draw:frame>Figure <text:sequence text:ref-name="refFigure29" text:name="Figure" text:formula="ooow:Figure+1" style:num-format="1">30</text:sequence>: Setting up a new category for automatic captions on graphics</text:p></draw:text-box></draw:frame></text:p>
      <text:h text:style-name="P39" text:outline-level="3"><text:bookmark-start text:name="__RefHeading__136383_780470623"/><text:soft-page-break/><text:alphabetical-index-mark text:string-value="mail merge e-mail options"/>Mail Merge <text:alphabetical-index-mark text:string-value="e-mail options"/>E-mail Options<text:bookmark-end text:name="__RefHeading__136383_780470623"/></text:h>
      <text:p text:style-name="P11">You can produce form letters using Writer and then use the mail merge function to personalize those letters and send them to a number of addresses taken from a data source, such as an address book. Mail merged documents can be printed and mailed, or sent by e-mail.</text:p>
      <text:p text:style-name="OOoTextBody">Use the OpenOffice Writer—Mail Merge E-mail page to set up the user and server information for sending form letters by e-mail. If you are not sure what information to put in any of the fields, consult your e-mail program or your Internet service provider.</text:p>
      <text:p text:style-name="P21"><draw:frame draw:style-name="fr1" draw:name="Frame18" text:anchor-type="as-char" svg:width="5.5945in" draw:z-index="59"><draw:text-box fo:min-height="3.348in"><text:p text:style-name="OOoFigureCaption"><draw:frame draw:style-name="fr5" draw:name="graphics34" text:anchor-type="as-char" svg:width="5.5945in" svg:height="3.7327in" draw:z-index="66"><draw:image xlink:href="Pictures/100000000000021A000001670A7518F9.png" xlink:type="simple" xlink:show="embed" xlink:actuate="onLoad"/></draw:frame></text:p><text:p text:style-name="OOoFigureCaption">Figure <text:sequence text:ref-name="refFigure30" text:name="Figure" text:formula="ooow:Figure+1" style:num-format="1">31</text:sequence>: Specifying settings for use when e-mailing mail-merged form letters</text:p></draw:text-box></draw:frame></text:p>
      <text:h text:style-name="OOoHeading_20_1" text:outline-level="2"><text:bookmark-start text:name="__RefHeading__136385_780470623"/>Choosing Options for HTML Documents<text:bookmark-end text:name="__RefHeading__136385_780470623"/></text:h>
      <text:p text:style-name="OOoTextBody_5f_ListIntro">You can configure OpenOffice to treat HTML documents in Writer differently than regular documents.</text:p>
      <text:list xml:id="list35783158" text:continue-list="list35772314"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OpenOffice <text:span text:style-name="T12">dialog box</text:span>. A list of pages drops.</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OpenOffice Writer/Web are identical to the settings under Options—OpenOffice Writer but will only affect HTML documents opened in Writer. The previous sections contain detailed discussion on these options.</text:p>
          </table:table-cell>
        </table:table-row>
      </table:table>
      <text:p text:style-name="Standard"/>
      <text:h text:style-name="OOoHeading_20_1" text:outline-level="2"><text:bookmark-start text:name="__RefHeading__37205230"/><text:soft-page-break/>Choosing <text:alphabetical-index-mark-start text:id="IMark70359532"/>Language Settings<text:bookmark-end text:name="__RefHeading__37205230"/><text:alphabetical-index-mark-end text:id="IMark70359532"/></text:h>
      <text:p text:style-name="OOoTextBody_5f_ListIntro">You may need to do several things to set the language settings to what you want:</text:p>
      <text:list xml:id="list200540600" text:style-name="OOoBullets_20_1">
        <text:list-item>
          <text:p text:style-name="P33">Install the required Language Pack</text:p>
        </text:list-item>
        <text:list-item>
          <text:p text:style-name="OOoList_20_1_20_Cont.">Install the required dictionaries</text:p>
        </text:list-item>
      </text:list>
      <text:list xml:id="list35790822" text:continue-list="list35782970"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text:bookmark-start text:name="__RefHeading__9333_2104653120"/>Install the Required <text:alphabetical-index-mark-start text:id="IMark70359052"/>Language Pack<text:bookmark-end text:name="__RefHeading__9333_2104653120"/><text:alphabetical-index-mark-end text:id="IMark70359052"/></text:h>
      <text:p text:style-name="OOoTextBody">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https://www.openoffice.org/download/index.html</text:a><text:span text:style-name="T6">. </text:span><text:span text:style-name="T4">Choose your operating system, language, and software version and click the</text:span><text:span text:style-name="T6"> Download</text:span><text:span text:style-name="OOoMenuPath"> language pack</text:span> button. A page at SourceForge will automatically open, and the download will start automatically after a few seconds. Navigate to the folder you saved the download in and install the Language Pack in the same way that you installed OpenOffice. The Language Pack does not include a dictionary.</text:p>
      <text:h text:style-name="OOoHeading_20_2" text:outline-level="3"><text:bookmark-start text:name="__RefHeading__136387_780470623"/>Install the Required <text:alphabetical-index-mark-start text:id="IMark70359052"/>Dictionaries<text:bookmark-end text:name="__RefHeading__136387_780470623"/><text:alphabetical-index-mark-end text:id="IMark70359052"/></text:h>
      <text:p text:style-name="P1">OpenOffice automatically installs several dictionaries with the program. To add other dictionaries, be sure you are connected to the Internet, and then use <text:span text:style-name="OOoMenuPath"><text:span text:style-name="OOoMenuPath">Tools &gt; Language &gt; More Dictionaries Online</text:span></text:span>. AOO will open your default web browser to a page containing links to additional dictionaries that you can install. Follow the prompts to select and install the ones you want.</text:p>
      <text:h text:style-name="OOoHeading_20_2" text:outline-level="3"><text:bookmark-start text:name="__RefHeading__136389_780470623"/>Change Some Locale and Language Settings<text:bookmark-end text:name="__RefHeading__136389_780470623"/></text:h>
      <text:p text:style-name="OOoTextBody">You can change some details of the locale and language settings that AOO uses for all documents or for specific documents.</text:p>
      <text:p text:style-name="P1">In the <text:span text:style-name="T17">Options</text:span> dialog box, choose <text:span text:style-name="OOoMenuPath">Language Settings &gt; Languages</text:span>.</text:p>
      <text:p text:style-name="OOoFigure"><draw:frame draw:style-name="fr1" draw:name="Frame22" text:anchor-type="as-char" svg:width="6.0126in" draw:z-index="38"><draw:text-box fo:min-height="1.7339in"><text:p text:style-name="OOoFigureCaption"><draw:frame text:anchor-type="as-char" draw:z-index="39" draw:style-name="gr1" draw:text-style-name="P41" svg:width="6.0004in" svg:height="1.4406in"><draw:image xlink:href="Pictures/100000000000035D000000CF137A0929.png" xlink:type="simple" xlink:show="embed" xlink:actuate="onLoad"><text:p/></draw:image></draw:frame>Figure <text:sequence text:ref-name="refFigure31" text:name="Figure" text:formula="ooow:Figure+1" style:num-format="1">32</text:sequence>: OpenOffice language options</text:p></draw:text-box></draw:frame></text:p>
      <text:p text:style-name="OOoTextBody">On the right-hand side of the Language Settings—Languages page (<text:sequence-ref text:reference-format="category-and-value" text:ref-name="refFigure32">Figure 33</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70359532"/>Asian languages<text:alphabetical-index-mark-end text:id="IMark70359532"/>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3">Figure 34</text:sequence-ref>. These pages (<text:alphabetical-index-mark text:string-value="searching in Japanese"/>Searching in Japanese, Asian Layout, and Complex Text Layout) are not discussed here.</text:p>
      <text:p text:style-name="OOoFigure"><draw:frame draw:style-name="fr1" draw:name="Frame26" text:anchor-type="as-char" svg:width="5.6362in" draw:z-index="51"><draw:text-box fo:min-height="4.0835in"><text:p text:style-name="OOoFigureCaption"><draw:frame draw:style-name="fr5" draw:name="graphics35" text:anchor-type="as-char" svg:width="5.6252in" svg:height="3.7189in" draw:z-index="52"><draw:image xlink:href="Pictures/100000000000021C00000165F527B436.png" xlink:type="simple" xlink:show="embed" xlink:actuate="onLoad"/></draw:frame></text:p><text:p text:style-name="OOoFigureCaption">Figure <text:sequence text:ref-name="refFigure32" text:name="Figure" text:formula="ooow:Figure+1" style:num-format="1">33</text:sequence>: Choosing language options</text:p></draw:text-box></draw:frame></text:p>
      <text:p text:style-name="P23"><draw:frame draw:style-name="fr1" draw:name="Frame33" text:anchor-type="as-char" svg:width="5.5374in" draw:z-index="53"><draw:text-box fo:min-height="2.1563in"><text:p text:style-name="OOoFigureCaption"><draw:frame draw:style-name="fr5" draw:name="graphics37" text:anchor-type="as-char" svg:width="5.4898in" svg:height="1.7083in" draw:z-index="56"><draw:image xlink:href="Pictures/100000000000020F000000A4011F61AD.png" xlink:type="simple" xlink:show="embed" xlink:actuate="onLoad"/></draw:frame></text:p><text:p text:style-name="OOoFigureCaption">Figure <text:sequence text:ref-name="refFigure33" text:name="Figure" text:formula="ooow:Figure+1" style:num-format="1">34</text:sequence>: Extra pages available when enhanced language support options are selected</text:p></draw:text-box></draw:frame></text:p>
      <text:h text:style-name="OOoHeading_20_2" text:outline-level="3"><text:bookmark-start text:name="__RefHeading__136391_780470623"/>Choose <text:alphabetical-index-mark-start text:id="IMark70359676"/>Spelling Options<text:bookmark-end text:name="__RefHeading__136391_780470623"/><text:alphabetical-index-mark-end text:id="IMark70359676"/></text:h>
      <text:p text:style-name="P7">To choose the options for checking spelling, choose <text:span text:style-name="OOoMenuPath">Language Settings &gt; Writing Aids</text:span>. In the <text:span text:style-name="OOoEmphasis">Options</text:span> section of the page, select the settings that are useful for you.</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8">Check spelling as you type</text:span></text:span>.</text:p>
        </text:list-item>
      </text:list>
      <text:list xml:id="list35766179" text:continue-list="list35790822"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12"><draw:frame draw:style-name="fr1" draw:name="Frame34" text:anchor-type="as-char" svg:width="6.2583in" draw:z-index="64"><draw:text-box fo:min-height="4.0709in"><text:p text:style-name="P22"><draw:frame draw:style-name="fr5" draw:name="graphics38" text:anchor-type="as-char" svg:width="5.6154in" svg:height="3.6984in" draw:z-index="65"><draw:image xlink:href="Pictures/100000000000021E0000016513528F83.png" xlink:type="simple" xlink:show="embed" xlink:actuate="onLoad"/></draw:frame></text:p><text:p text:style-name="OOoFigureCaption">Figure <text:sequence text:ref-name="refFigure34" text:name="Figure" text:formula="ooow:Figure+1" style:num-format="1">35</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Tool and access that tool from <text:span text:style-name="OOoMenuPath">Tools &gt; Spelling and Grammar</text:span>. See Chapter 14 for more about installing extensions.</text:p>
          </table:table-cell>
        </table:table-row>
      </table:table>
      <text:p text:style-name="Standard"/>
      <text:h text:style-name="OOoHeading_20_1" text:outline-level="2"><text:bookmark-start text:name="__RefHeading__136393_780470623"/>Controlling Writer’s AutoCorrect Functions<text:bookmark-end text:name="__RefHeading__136393_780470623"/></text:h>
      <text:p text:style-name="P1">Some people find some or all of the items in Writer’s <text:alphabetical-index-mark-start text:id="IMark76734888"/>AutoCorrect<text:alphabetical-index-mark-end text:id="IMark76734888"/> feature annoying because Writer changes what you type when you do not want it changed. Many people find some AutoCorrect functions quite helpful; if you do, then select the relevant options. But if you find unexplained changes appearing in your document, this is a good place to look to find the cause.</text:p>
      <text:p text:style-name="OOoTextBody">To open the <text:span text:style-name="T8">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OOoFigure"><text:soft-page-break/><draw:frame draw:style-name="fr1" draw:name="Frame14" text:anchor-type="as-char" svg:width="5.8272in" draw:z-index="40"><draw:text-box fo:min-height="4.5402in"><text:p text:style-name="OOoFigureCaption"><draw:frame text:anchor-type="as-char" draw:z-index="41" draw:style-name="gr1" draw:text-style-name="P41" svg:width="5.8205in" svg:height="4.4406in"><draw:image xlink:href="Pictures/1000000000000377000002A5666D1496.png" xlink:type="simple" xlink:show="embed" xlink:actuate="onLoad"><text:p/></draw:image></draw:frame>Figure <text:sequence text:ref-name="refFigure35" text:name="Figure" text:formula="ooow:Figure+1" style:num-format="1">36</text:sequence>: The AutoCorrect dialog box in Writer, showing the five tabs and some of the choices on the Options 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DejaVu Serif4"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fo:padding="0in" fo:border="none" style:shadow="non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Addressee" style:family="paragraph" style:parent-style-name="Standard" style:class="extra">
      <style:paragraph-properties fo:margin-top="0in" fo:margin-bottom="0.0417in" text:number-lines="false" text:line-number="0"/>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33</text:page-number></text:p>
      </style:footer>
      <style:footer-left>
        <text:p text:style-name="OOoFooter"><text:page-number text:select-page="current">34</text:page-number> | <text:chapter text:display="name" text:outline-level="1">Chapter 2  Setting up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Setting up Writer</text:title> | <text:page-number text:select-page="current">3</text:page-number></text:p>
      </style:footer>
      <style:footer-left>
        <text:p text:style-name="OOoFooter"><text:page-number text:select-page="current">34</text:page-number> | <text:title>Setting up Writer</text:title></text:p>
      </style:footer-left>
    </style:master-page>
    <style:master-page style:name="OOoOneColumn" style:page-layout-name="Mpm6">
      <style:footer>
        <text:p text:style-name="MP3"><text:title>Setting up Writer</text:title><text:tab/><text:chapter text:display="name" text:outline-level="1"/><text:tab/><text:page-number text:select-page="current">34</text:page-number></text:p>
      </style:footer>
    </style:master-page>
    <style:master-page style:name="Footnote" style:page-layout-name="Mpm7"/>
    <style:master-page style:name="End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Setting up Writer</dc:title>
    <meta:creation-date>2008-06-24T21:52:28</meta:creation-date>
    <meta:editing-cycles>318</meta:editing-cycles>
    <meta:editing-duration>P5DT8H19M55S</meta:editing-duration>
    <meta:initial-creator>Johan Sebastian Bach</meta:initial-creator>
    <dc:date>2023-06-14T15:53:11.47</dc:date>
    <dc:creator>f c</dc:creator>
    <meta:keyword>Version 4.1</meta:keyword>
    <dc:subject>Apache OpenOffice User Guides</dc:subject>
    <meta:document-statistic meta:table-count="14" meta:image-count="22" meta:object-count="0" meta:page-count="34" meta:paragraph-count="463" meta:word-count="7055" meta:character-count="41911"/>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